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scripts/>
  <office:font-face-decls/>
  <office:automatic-styles/>
  <office:body>
    <office:spreadsheet>
      <text:variable-decls/>
      <text:user-field-decls/>
      <table:table table:name="SYMLOG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repository</text:p>
          </table:table-cell>
          <table:table-cell office:value-type="string">
            <text:p>dissidence</text:p>
          </table:table-cell>
          <table:table-cell office:value-type="string">
            <text:p>upf_corr</text:p>
          </table:table-cell>
          <table:table-cell office:value-type="string">
            <text:p>pf_prop</text:p>
          </table:table-cell>
          <table:table-cell office:value-type="string">
            <text:p>rot_regret</text:p>
          </table:table-cell>
          <table:table-cell office:value-type="string">
            <text:p>ref</text:p>
          </table:table-cell>
          <table:table-cell office:value-type="string">
            <text:p>opp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>10</text:p>
          </table:table-cell>
          <table:table-cell office:value-type="string">
            <text:p>11</text:p>
          </table:table-cell>
        </table:table-row>
        <table:table-row>
          <table:table-cell office:value-type="string">
            <text:p>LeoNatan__LNNotificationsUI</text:p>
          </table:table-cell>
          <table:table-cell office:value="42.15202294301233" office:value-type="float"/>
          <table:table-cell office:value="1.0" office:value-type="float"/>
          <table:table-cell office:value="0.5" office:value-type="float"/>
          <table:table-cell office:value="0.748602556559047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MB2__CMB2</text:p>
          </table:table-cell>
          <table:table-cell office:value="21.712372588253363" office:value-type="float"/>
          <table:table-cell office:value="0.04854822696506467" office:value-type="float"/>
          <table:table-cell office:value="0.08333333333333333" office:value-type="float"/>
          <table:table-cell office:value="0.677582154473196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ostcss__postcss</text:p>
          </table:table-cell>
          <table:table-cell office:value="21.329572139612345" office:value-type="float"/>
          <table:table-cell office:value="0.0236016670240005" office:value-type="float"/>
          <table:table-cell office:value="0.16161616161616163" office:value-type="float"/>
          <table:table-cell office:value="0.686848411822428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ithub__hubot-scripts</text:p>
          </table:table-cell>
          <table:table-cell office:value="22.326077740060086" office:value-type="float"/>
          <table:table-cell office:value="0.04410754880162382" office:value-type="float"/>
          <table:table-cell office:value="0.21052631578947367" office:value-type="float"/>
          <table:table-cell office:value="0.722737485924454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osevalim__inherited_resources</text:p>
          </table:table-cell>
          <table:table-cell office:value="22.6698860933334" office:value-type="float"/>
          <table:table-cell office:value="0.04750268143912192" office:value-type="float"/>
          <table:table-cell office:value="0.2777777777777778" office:value-type="float"/>
          <table:table-cell office:value="0.720066487543433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rpc__grpc-go</text:p>
          </table:table-cell>
          <table:table-cell office:value="21.214560685004418" office:value-type="float"/>
          <table:table-cell office:value="0.006612754339952527" office:value-type="float"/>
          <table:table-cell office:value="0.2640449438202247" office:value-type="float"/>
          <table:table-cell office:value="0.715880902245480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oderMJLee__MJRefresh</text:p>
          </table:table-cell>
          <table:table-cell office:value="22.881095771898245" office:value-type="float"/>
          <table:table-cell office:value="0.0030571700790283187" office:value-type="float"/>
          <table:table-cell office:value="1.0" office:value-type="float"/>
          <table:table-cell office:value="0.146966869822308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node-js-libs__node.io</text:p>
          </table:table-cell>
          <table:table-cell office:value="22.762059476942877" office:value-type="float"/>
          <table:table-cell office:value="0.2629234829319919" office:value-type="float"/>
          <table:table-cell office:value="0.5833333333333334" office:value-type="float"/>
          <table:table-cell office:value="0.222855916144152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raphql-dotnet__graphql-dotnet</text:p>
          </table:table-cell>
          <table:table-cell office:value="21.571609366344852" office:value-type="float"/>
          <table:table-cell office:value="0.030100086155925927" office:value-type="float"/>
          <table:table-cell office:value="0.12121212121212122" office:value-type="float"/>
          <table:table-cell office:value="0.698394282272891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cala__scala</text:p>
          </table:table-cell>
          <table:table-cell office:value="21.24742129796613" office:value-type="float"/>
          <table:table-cell office:value="0.016195786081346347" office:value-type="float"/>
          <table:table-cell office:value="0.1683673469387755" office:value-type="float"/>
          <table:table-cell office:value="0.707444592692227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Quick__Nimble</text:p>
          </table:table-cell>
          <table:table-cell office:value="21.118748852916998" office:value-type="float"/>
          <table:table-cell office:value="0.07760038202183935" office:value-type="float"/>
          <table:table-cell office:value="0.14634146341463414" office:value-type="float"/>
          <table:table-cell office:value="0.707443140625388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HPMailer__PHPMailer</text:p>
          </table:table-cell>
          <table:table-cell office:value="21.435950918326405" office:value-type="float"/>
          <table:table-cell office:value="0.08477733507771897" office:value-type="float"/>
          <table:table-cell office:value="0.42788461538461536" office:value-type="float"/>
          <table:table-cell office:value="0.2465709083073025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earchkit__searchkit</text:p>
          </table:table-cell>
          <table:table-cell office:value="22.010076630191577" office:value-type="float"/>
          <table:table-cell office:value="0.06931373563501997" office:value-type="float"/>
          <table:table-cell office:value="0.24242424242424243" office:value-type="float"/>
          <table:table-cell office:value="0.697077112556149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ulienXX__terminal-notifier</text:p>
          </table:table-cell>
          <table:table-cell office:value="23.43932180533506" office:value-type="float"/>
          <table:table-cell office:value="0.13391188906471632" office:value-type="float"/>
          <table:table-cell office:value="0.2727272727272727" office:value-type="float"/>
          <table:table-cell office:value="0.73520115538271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nikic__PHP-Parser</text:p>
          </table:table-cell>
          <table:table-cell office:value="21.831659967534854" office:value-type="float"/>
          <table:table-cell office:value="0.055042689190677195" office:value-type="float"/>
          <table:table-cell office:value="0.11764705882352941" office:value-type="float"/>
          <table:table-cell office:value="0.695991208973911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fgnass__spin.js</text:p>
          </table:table-cell>
          <table:table-cell office:value="23.059229107134644" office:value-type="float"/>
          <table:table-cell office:value="0.1570059671545522" office:value-type="float"/>
          <table:table-cell office:value="0.06666666666666667" office:value-type="float"/>
          <table:table-cell office:value="0.624287761861142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kubernetes__dashboard</text:p>
          </table:table-cell>
          <table:table-cell office:value="21.276623690724964" office:value-type="float"/>
          <table:table-cell office:value="0.013342016562812531" office:value-type="float"/>
          <table:table-cell office:value="0.3879781420765027" office:value-type="float"/>
          <table:table-cell office:value="0.733420278933354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verlok__lazyload</text:p>
          </table:table-cell>
          <table:table-cell office:value="21.8173963414413" office:value-type="float"/>
          <table:table-cell office:value="0.019947180511024214" office:value-type="float"/>
          <table:table-cell office:value="0.20689655172413793" office:value-type="float"/>
          <table:table-cell office:value="0.698939838493982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ratipay__gratipay.com</text:p>
          </table:table-cell>
          <table:table-cell office:value="21.528026851204206" office:value-type="float"/>
          <table:table-cell office:value="0.03306712638424166" office:value-type="float"/>
          <table:table-cell office:value="0.20909090909090908" office:value-type="float"/>
          <table:table-cell office:value="0.719670064582992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heerun__vim-polyglot</text:p>
          </table:table-cell>
          <table:table-cell office:value="22.17506682505746" office:value-type="float"/>
          <table:table-cell office:value="0.3313702834679674" office:value-type="float"/>
          <table:table-cell office:value="0.14285714285714285" office:value-type="float"/>
          <table:table-cell office:value="0.690292992620855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imbul__baker</text:p>
          </table:table-cell>
          <table:table-cell office:value="21.461527793651538" office:value-type="float"/>
          <table:table-cell office:value="0.032494601963982794" office:value-type="float"/>
          <table:table-cell office:value="0.2" office:value-type="float"/>
          <table:table-cell office:value="0.695549362429269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dataarts__dat.gui</text:p>
          </table:table-cell>
          <table:table-cell office:value="22.54993518362086" office:value-type="float"/>
          <table:table-cell office:value="0.2502564061332592" office:value-type="float"/>
          <table:table-cell office:value="0.16666666666666666" office:value-type="float"/>
          <table:table-cell office:value="0.690665541669251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top-think__think</text:p>
          </table:table-cell>
          <table:table-cell office:value="23.743447148791493" office:value-type="float"/>
          <table:table-cell office:value="0.09027419531523961" office:value-type="float"/>
          <table:table-cell office:value="0.6" office:value-type="float"/>
          <table:table-cell office:value="0.2370365461379769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formly-js__angular-formly</text:p>
          </table:table-cell>
          <table:table-cell office:value="21.31927835266619" office:value-type="float"/>
          <table:table-cell office:value="0.03135361230632042" office:value-type="float"/>
          <table:table-cell office:value="0.14173228346456693" office:value-type="float"/>
          <table:table-cell office:value="0.701622080640305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flightjs__flight</text:p>
          </table:table-cell>
          <table:table-cell office:value="21.9432825837926" office:value-type="float"/>
          <table:table-cell office:value="0.1586791564394745" office:value-type="float"/>
          <table:table-cell office:value="0.0" office:value-type="float"/>
          <table:table-cell office:value="0.681721293211432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rometheus__prometheus</text:p>
          </table:table-cell>
          <table:table-cell office:value="21.22776607001855" office:value-type="float"/>
          <table:table-cell office:value="0.006284369242976669" office:value-type="float"/>
          <table:table-cell office:value="0.24937027707808565" office:value-type="float"/>
          <table:table-cell office:value="0.712077466596253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nicolaskruchten__pivottable</text:p>
          </table:table-cell>
          <table:table-cell office:value="21.46608025296962" office:value-type="float"/>
          <table:table-cell office:value="0.05396133828074053" office:value-type="float"/>
          <table:table-cell office:value="0.22916666666666666" office:value-type="float"/>
          <table:table-cell office:value="0.716698944908825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oimort__you-get</text:p>
          </table:table-cell>
          <table:table-cell office:value="21.561283412199028" office:value-type="float"/>
          <table:table-cell office:value="0.03318132120241535" office:value-type="float"/>
          <table:table-cell office:value="0.45714285714285713" office:value-type="float"/>
          <table:table-cell office:value="0.245448946285565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benjaminoakes__maid</text:p>
          </table:table-cell>
          <table:table-cell office:value="22.208772868110497" office:value-type="float"/>
          <table:table-cell office:value="0.29314699185608234" office:value-type="float"/>
          <table:table-cell office:value="0.26666666666666666" office:value-type="float"/>
          <table:table-cell office:value="0.728328204177933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attgallagher__AudioStreamer</text:p>
          </table:table-cell>
          <table:table-cell office:value="27.589381246143216" office:value-type="float"/>
          <table:table-cell office:value="0.5248427746503793" office:value-type="float"/>
          <table:table-cell office:value="0.0" office:value-type="float"/>
          <table:table-cell office:value="0.681748586789328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icropython__micropython</text:p>
          </table:table-cell>
          <table:table-cell office:value="21.01098851121282" office:value-type="float"/>
          <table:table-cell office:value="0.01729060393447716" office:value-type="float"/>
          <table:table-cell office:value="0.1794871794871795" office:value-type="float"/>
          <table:table-cell office:value="0.696644242264001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tobie__ua-parser</text:p>
          </table:table-cell>
          <table:table-cell office:value="21.062822881811254" office:value-type="float"/>
          <table:table-cell office:value="0.09785054649107343" office:value-type="float"/>
          <table:table-cell office:value="0.17777777777777778" office:value-type="float"/>
          <table:table-cell office:value="0.68847203611848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etlantern__lantern</text:p>
          </table:table-cell>
          <table:table-cell office:value="23.26403390018838" office:value-type="float"/>
          <table:table-cell office:value="0.04675811694704283" office:value-type="float"/>
          <table:table-cell office:value="0.18181818181818182" office:value-type="float"/>
          <table:table-cell office:value="0.710897041512975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lexAxton__yepnope.js</text:p>
          </table:table-cell>
          <table:table-cell office:value="20.84398143638194" office:value-type="float"/>
          <table:table-cell office:value="0.07741651773651514" office:value-type="float"/>
          <table:table-cell office:value="0.0392156862745098" office:value-type="float"/>
          <table:table-cell office:value="0.658455251130451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kangax__html-minifier</text:p>
          </table:table-cell>
          <table:table-cell office:value="21.549325259919677" office:value-type="float"/>
          <table:table-cell office:value="0.031366245492237065" office:value-type="float"/>
          <table:table-cell office:value="0.05405405405405406" office:value-type="float"/>
          <table:table-cell office:value="0.672645921848730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raphql-java__graphql-java</text:p>
          </table:table-cell>
          <table:table-cell office:value="21.655551732762113" office:value-type="float"/>
          <table:table-cell office:value="0.02521490979788425" office:value-type="float"/>
          <table:table-cell office:value="0.13953488372093023" office:value-type="float"/>
          <table:table-cell office:value="0.689913580684181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imbojsb__launchrocket</text:p>
          </table:table-cell>
          <table:table-cell office:value="23.49870616268692" office:value-type="float"/>
          <table:table-cell office:value="0.24879728718115812" office:value-type="float"/>
          <table:table-cell office:value="0.4" office:value-type="float"/>
          <table:table-cell office:value="0.2408798495546145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vitalets__angular-xeditable</text:p>
          </table:table-cell>
          <table:table-cell office:value="21.374758212843197" office:value-type="float"/>
          <table:table-cell office:value="0.06972642169164718" office:value-type="float"/>
          <table:table-cell office:value="0.26" office:value-type="float"/>
          <table:table-cell office:value="0.718668229929972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darknessomi__musicbox</text:p>
          </table:table-cell>
          <table:table-cell office:value="22.431033137558074" office:value-type="float"/>
          <table:table-cell office:value="0.053200193540767916" office:value-type="float"/>
          <table:table-cell office:value="0.7894736842105263" office:value-type="float"/>
          <table:table-cell office:value="0.2220198636206357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achyderm__pachyderm</text:p>
          </table:table-cell>
          <table:table-cell office:value="21.29293799430148" office:value-type="float"/>
          <table:table-cell office:value="0.00382281872252895" office:value-type="float"/>
          <table:table-cell office:value="0.2692307692307692" office:value-type="float"/>
          <table:table-cell office:value="0.713149077479814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harelba__q</text:p>
          </table:table-cell>
          <table:table-cell office:value="22.762184071502293" office:value-type="float"/>
          <table:table-cell office:value="0.055004327803219434" office:value-type="float"/>
          <table:table-cell office:value="0.13333333333333333" office:value-type="float"/>
          <table:table-cell office:value="0.694090785595117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oogle__google-api-php-client</text:p>
          </table:table-cell>
          <table:table-cell office:value="21.513422099444625" office:value-type="float"/>
          <table:table-cell office:value="0.09564579782010862" office:value-type="float"/>
          <table:table-cell office:value="0.26" office:value-type="float"/>
          <table:table-cell office:value="0.700690056450915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son5__json5</text:p>
          </table:table-cell>
          <table:table-cell office:value="21.90100058910641" office:value-type="float"/>
          <table:table-cell office:value="0.03973337383146432" office:value-type="float"/>
          <table:table-cell office:value="0.1724137931034483" office:value-type="float"/>
          <table:table-cell office:value="0.71260034445242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artinblech__xmltodict</text:p>
          </table:table-cell>
          <table:table-cell office:value="22.034796940132875" office:value-type="float"/>
          <table:table-cell office:value="0.07772916327353237" office:value-type="float"/>
          <table:table-cell office:value="0.21739130434782608" office:value-type="float"/>
          <table:table-cell office:value="0.719616886842718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longitachi__ZLPhotoBrowser</text:p>
          </table:table-cell>
          <table:table-cell office:value="25.89045797289159" office:value-type="float"/>
          <table:table-cell office:value="0.6953701300495716" office:value-type="float"/>
          <table:table-cell office:value="1.0" office:value-type="float"/>
          <table:table-cell office:value="0.129382511261614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holman__spark</text:p>
          </table:table-cell>
          <table:table-cell office:value="24.33919461991562" office:value-type="float"/>
          <table:table-cell office:value="0.1791689872667309" office:value-type="float"/>
          <table:table-cell office:value="0.14285714285714285" office:value-type="float"/>
          <table:table-cell office:value="0.70526207420109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tumblr__TMCache</text:p>
          </table:table-cell>
          <table:table-cell office:value="25.858483307002963" office:value-type="float"/>
          <table:table-cell office:value="0.2536986295439633" office:value-type="float"/>
          <table:table-cell office:value="0.16666666666666666" office:value-type="float"/>
          <table:table-cell office:value="0.709670959603387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tampit-org__stampit</text:p>
          </table:table-cell>
          <table:table-cell office:value="21.546969745238393" office:value-type="float"/>
          <table:table-cell office:value="0.09603568134796288" office:value-type="float"/>
          <table:table-cell office:value="0.05555555555555555" office:value-type="float"/>
          <table:table-cell office:value="0.68921973875430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hylang__hy</text:p>
          </table:table-cell>
          <table:table-cell office:value="21.307581567231196" office:value-type="float"/>
          <table:table-cell office:value="0.009194523405657148" office:value-type="float"/>
          <table:table-cell office:value="0.10256410256410256" office:value-type="float"/>
          <table:table-cell office:value="0.696475317502936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evilsocket__bettercap</text:p>
          </table:table-cell>
          <table:table-cell office:value="42.82952660499832" office:value-type="float"/>
          <table:table-cell office:value="1.0" office:value-type="float"/>
          <table:table-cell office:value="0.0" office:value-type="float"/>
          <table:table-cell office:value="0.694887531110552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ooglei18n__libphonenumber</text:p>
          </table:table-cell>
          <table:table-cell office:value="22.3097556329328" office:value-type="float"/>
          <table:table-cell office:value="0.14651767069772073" office:value-type="float"/>
          <table:table-cell office:value="0.2727272727272727" office:value-type="float"/>
          <table:table-cell office:value="0.72731853636781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ahatarmanahmed__CircularProgressView</text:p>
          </table:table-cell>
          <table:table-cell office:value="43.13276208121168" office:value-type="float"/>
          <table:table-cell office:value="1.0" office:value-type="float"/>
          <table:table-cell office:value="0.0" office:value-type="float"/>
          <table:table-cell office:value="0.65051590837559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hyperoslo__Hue</text:p>
          </table:table-cell>
          <table:table-cell office:value="27.830522673771426" office:value-type="float"/>
          <table:table-cell office:value="0.3242078894472253" office:value-type="float"/>
          <table:table-cell office:value="0.75" office:value-type="float"/>
          <table:table-cell office:value="0.2202807636007637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eteoric__meteor-ionic</text:p>
          </table:table-cell>
          <table:table-cell office:value="22.14034052098291" office:value-type="float"/>
          <table:table-cell office:value="0.0585368022910443" office:value-type="float"/>
          <table:table-cell office:value="0.03333333333333333" office:value-type="float"/>
          <table:table-cell office:value="0.665139067948860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arun__Buku</text:p>
          </table:table-cell>
          <table:table-cell office:value="21.449505214342135" office:value-type="float"/>
          <table:table-cell office:value="0.11451445619043477" office:value-type="float"/>
          <table:table-cell office:value="0.16216216216216217" office:value-type="float"/>
          <table:table-cell office:value="0.699820378154772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g3__youtube-dl</text:p>
          </table:table-cell>
          <table:table-cell office:value="19.959499409715974" office:value-type="float"/>
          <table:table-cell office:value="0.10636457532687182" office:value-type="float"/>
          <table:table-cell office:value="0.5218978102189781" office:value-type="float"/>
          <table:table-cell office:value="0.2397189029149856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icrosoftEdge__static-code-scan</text:p>
          </table:table-cell>
          <table:table-cell office:value="24.809541112019744" office:value-type="float"/>
          <table:table-cell office:value="0.22017916479800745" office:value-type="float"/>
          <table:table-cell office:value="0.14285714285714285" office:value-type="float"/>
          <table:table-cell office:value="0.689986865000885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ecomfe__zrender</text:p>
          </table:table-cell>
          <table:table-cell office:value="23.128160621220783" office:value-type="float"/>
          <table:table-cell office:value="0.2504926614200777" office:value-type="float"/>
          <table:table-cell office:value="1.0" office:value-type="float"/>
          <table:table-cell office:value="0.164215237034970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ustArchi__ArchiSteamFarm</text:p>
          </table:table-cell>
          <table:table-cell office:value="20.79224706680179" office:value-type="float"/>
          <table:table-cell office:value="0.16652826997854883" office:value-type="float"/>
          <table:table-cell office:value="0.18181818181818182" office:value-type="float"/>
          <table:table-cell office:value="0.719929760621986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neon-bindings__neon</text:p>
          </table:table-cell>
          <table:table-cell office:value="21.191695679692355" office:value-type="float"/>
          <table:table-cell office:value="0.14099194386932998" office:value-type="float"/>
          <table:table-cell office:value="0.37037037037037035" office:value-type="float"/>
          <table:table-cell office:value="0.724587882099021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wRichardKim__RKNotificationHub</text:p>
          </table:table-cell>
          <table:table-cell office:value="42.59803610982365" office:value-type="float"/>
          <table:table-cell office:value="1.0" office:value-type="float"/>
          <table:table-cell office:value="0.0" office:value-type="float"/>
          <table:table-cell office:value="0.705304810490088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akephp__cakephp</text:p>
          </table:table-cell>
          <table:table-cell office:value="21.410862593016287" office:value-type="float"/>
          <table:table-cell office:value="0.028836150373698244" office:value-type="float"/>
          <table:table-cell office:value="0.08425720620842572" office:value-type="float"/>
          <table:table-cell office:value="0.680580224236790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fommil__netlib-java</text:p>
          </table:table-cell>
          <table:table-cell office:value="23.72081709205278" office:value-type="float"/>
          <table:table-cell office:value="0.07876067559450628" office:value-type="float"/>
          <table:table-cell office:value="0.4" office:value-type="float"/>
          <table:table-cell office:value="0.712581179774903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icocms__Pico</text:p>
          </table:table-cell>
          <table:table-cell office:value="21.699219122357935" office:value-type="float"/>
          <table:table-cell office:value="0.07217762239937157" office:value-type="float"/>
          <table:table-cell office:value="0.03571428571428571" office:value-type="float"/>
          <table:table-cell office:value="0.677398615905861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espressif__esptool</text:p>
          </table:table-cell>
          <table:table-cell office:value="20.948420658127468" office:value-type="float"/>
          <table:table-cell office:value="0.05754671177982825" office:value-type="float"/>
          <table:table-cell office:value="0.3225806451612903" office:value-type="float"/>
          <table:table-cell office:value="0.714993625901411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damzap__landslide</text:p>
          </table:table-cell>
          <table:table-cell office:value="22.279214655949566" office:value-type="float"/>
          <table:table-cell office:value="0.052251575194121234" office:value-type="float"/>
          <table:table-cell office:value="0.2777777777777778" office:value-type="float"/>
          <table:table-cell office:value="0.699490563940933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etsentry__sentry</text:p>
          </table:table-cell>
          <table:table-cell office:value="21.269798958023767" office:value-type="float"/>
          <table:table-cell office:value="0.032353177071122695" office:value-type="float"/>
          <table:table-cell office:value="0.26199261992619927" office:value-type="float"/>
          <table:table-cell office:value="0.711950162409594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edireza__drywall</text:p>
          </table:table-cell>
          <table:table-cell office:value="43.11919768989199" office:value-type="float"/>
          <table:table-cell office:value="1.0" office:value-type="float"/>
          <table:table-cell office:value="0.0" office:value-type="float"/>
          <table:table-cell office:value="0.6951985508801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hopify__Timber</text:p>
          </table:table-cell>
          <table:table-cell office:value="22.7690165243865" office:value-type="float"/>
          <table:table-cell office:value="0.03921142693564258" office:value-type="float"/>
          <table:table-cell office:value="0.0" office:value-type="float"/>
          <table:table-cell office:value="0.649834646641815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direnv__direnv</text:p>
          </table:table-cell>
          <table:table-cell office:value="21.306382809688564" office:value-type="float"/>
          <table:table-cell office:value="0.02171277545859192" office:value-type="float"/>
          <table:table-cell office:value="0.06382978723404255" office:value-type="float"/>
          <table:table-cell office:value="0.67877543344084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odeclimate__codeclimate</text:p>
          </table:table-cell>
          <table:table-cell office:value="21.744262545667482" office:value-type="float"/>
          <table:table-cell office:value="0.001872277252035796" office:value-type="float"/>
          <table:table-cell office:value="0.23255813953488372" office:value-type="float"/>
          <table:table-cell office:value="0.708333112120363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oftEtherVPN__SoftEtherVPN</text:p>
          </table:table-cell>
          <table:table-cell office:value="21.616153629918422" office:value-type="float"/>
          <table:table-cell office:value="0.1760383964034297" office:value-type="float"/>
          <table:table-cell office:value="0.1746031746031746" office:value-type="float"/>
          <table:table-cell office:value="0.700211683842139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eromegn__Backbone.localStorage</text:p>
          </table:table-cell>
          <table:table-cell office:value="24.652630483530693" office:value-type="float"/>
          <table:table-cell office:value="0.15478801934801878" office:value-type="float"/>
          <table:table-cell office:value="0.125" office:value-type="float"/>
          <table:table-cell office:value="0.681704581657318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loudhead__node-static</text:p>
          </table:table-cell>
          <table:table-cell office:value="21.901082625286428" office:value-type="float"/>
          <table:table-cell office:value="0.23578059719548292" office:value-type="float"/>
          <table:table-cell office:value="0.23076923076923078" office:value-type="float"/>
          <table:table-cell office:value="0.708136304997460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18F__web-design-standards</text:p>
          </table:table-cell>
          <table:table-cell office:value="21.806475295648635" office:value-type="float"/>
          <table:table-cell office:value="0.012748239261199132" office:value-type="float"/>
          <table:table-cell office:value="0.10112359550561797" office:value-type="float"/>
          <table:table-cell office:value="0.68196015551276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ylechelle__OpenUDID</text:p>
          </table:table-cell>
          <table:table-cell office:value="23.95946501240571" office:value-type="float"/>
          <table:table-cell office:value="0.13465964377389575" office:value-type="float"/>
          <table:table-cell office:value="0.2222222222222222" office:value-type="float"/>
          <table:table-cell office:value="0.691163041562923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oogleCloudPlatform__google-cloud-node</text:p>
          </table:table-cell>
          <table:table-cell office:value="21.062281142404434" office:value-type="float"/>
          <table:table-cell office:value="0.03723777867883338" office:value-type="float"/>
          <table:table-cell office:value="0.20454545454545456" office:value-type="float"/>
          <table:table-cell office:value="0.709504596079806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eactjs__react-docgen</text:p>
          </table:table-cell>
          <table:table-cell office:value="21.7488655547194" office:value-type="float"/>
          <table:table-cell office:value="0.058226847057480303" office:value-type="float"/>
          <table:table-cell office:value="0.07142857142857142" office:value-type="float"/>
          <table:table-cell office:value="0.687071598844221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pillora__chisel</text:p>
          </table:table-cell>
          <table:table-cell office:value="29.10142589940132" office:value-type="float"/>
          <table:table-cell office:value="0.3101618307703517" office:value-type="float"/>
          <table:table-cell office:value="0.0" office:value-type="float"/>
          <table:table-cell office:value="0.638110423576233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dlew__joda-time-android</text:p>
          </table:table-cell>
          <table:table-cell office:value="24.235860540657246" office:value-type="float"/>
          <table:table-cell office:value="0.034912680340237014" office:value-type="float"/>
          <table:table-cell office:value="0.14285714285714285" office:value-type="float"/>
          <table:table-cell office:value="0.689501318749202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ootools__mootools-core</text:p>
          </table:table-cell>
          <table:table-cell office:value="21.135278783456368" office:value-type="float"/>
          <table:table-cell office:value="0.047149317625787855" office:value-type="float"/>
          <table:table-cell office:value="0.09574468085106383" office:value-type="float"/>
          <table:table-cell office:value="0.665819883101920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osedoff__pgweb</text:p>
          </table:table-cell>
          <table:table-cell office:value="22.33218953919062" office:value-type="float"/>
          <table:table-cell office:value="0.05496030184356545" office:value-type="float"/>
          <table:table-cell office:value="0.22727272727272727" office:value-type="float"/>
          <table:table-cell office:value="0.708787336255363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arkdalgleish__stellar.js</text:p>
          </table:table-cell>
          <table:table-cell office:value="23.406976171991154" office:value-type="float"/>
          <table:table-cell office:value="0.08773632014208521" office:value-type="float"/>
          <table:table-cell office:value="0.18181818181818182" office:value-type="float"/>
          <table:table-cell office:value="0.679784025430376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libretro__RetroArch</text:p>
          </table:table-cell>
          <table:table-cell office:value="20.579685456657412" office:value-type="float"/>
          <table:table-cell office:value="0.07031675642826658" office:value-type="float"/>
          <table:table-cell office:value="0.12839506172839507" office:value-type="float"/>
          <table:table-cell office:value="0.678015531159395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g-grid__ag-grid</text:p>
          </table:table-cell>
          <table:table-cell office:value="21.50118203143345" office:value-type="float"/>
          <table:table-cell office:value="0.07696481868090384" office:value-type="float"/>
          <table:table-cell office:value="0.14835164835164835" office:value-type="float"/>
          <table:table-cell office:value="0.691315166358799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overshare__overshare-kit</text:p>
          </table:table-cell>
          <table:table-cell office:value="24.22658742257409" office:value-type="float"/>
          <table:table-cell office:value="0.5171349107735872" office:value-type="float"/>
          <table:table-cell office:value="0.125" office:value-type="float"/>
          <table:table-cell office:value="0.689570556044513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aunesarmiento__fries</text:p>
          </table:table-cell>
          <table:table-cell office:value="23.51519745553983" office:value-type="float"/>
          <table:table-cell office:value="0.15108501697126717" office:value-type="float"/>
          <table:table-cell office:value="0.09090909090909091" office:value-type="float"/>
          <table:table-cell office:value="0.687656531379776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icrosoft__code-push</text:p>
          </table:table-cell>
          <table:table-cell office:value="21.467829449452317" office:value-type="float"/>
          <table:table-cell office:value="0.13827768083647604" office:value-type="float"/>
          <table:table-cell office:value="0.21428571428571427" office:value-type="float"/>
          <table:table-cell office:value="0.708405559093810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utomattic__simplenote-electron</text:p>
          </table:table-cell>
          <table:table-cell office:value="21.169225691621264" office:value-type="float"/>
          <table:table-cell office:value="0.04709137107519631" office:value-type="float"/>
          <table:table-cell office:value="0.02702702702702703" office:value-type="float"/>
          <table:table-cell office:value="0.659134967303887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query__jquery-mobile</text:p>
          </table:table-cell>
          <table:table-cell office:value="21.156798253965583" office:value-type="float"/>
          <table:table-cell office:value="0.0666206782871982" office:value-type="float"/>
          <table:table-cell office:value="0.05970149253731343" office:value-type="float"/>
          <table:table-cell office:value="0.657575382647482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ngular-translate__angular-translate</text:p>
          </table:table-cell>
          <table:table-cell office:value="20.911496586325388" office:value-type="float"/>
          <table:table-cell office:value="0.03599462954268429" office:value-type="float"/>
          <table:table-cell office:value="0.13636363636363635" office:value-type="float"/>
          <table:table-cell office:value="0.696852979988527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lignedleft__d3-book</text:p>
          </table:table-cell>
          <table:table-cell office:value="43.264033741578004" office:value-type="float"/>
          <table:table-cell office:value="1.0" office:value-type="float"/>
          <table:table-cell office:value="0.5" office:value-type="float"/>
          <table:table-cell office:value="0.748951336085718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laravel__framework</text:p>
          </table:table-cell>
          <table:table-cell office:value="21.4451486294853" office:value-type="float"/>
          <table:table-cell office:value="0.0255703621500117" office:value-type="float"/>
          <table:table-cell office:value="0.05674846625766871" office:value-type="float"/>
          <table:table-cell office:value="0.674851021440702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isaacs__node-glob</text:p>
          </table:table-cell>
          <table:table-cell office:value="20.934230250230954" office:value-type="float"/>
          <table:table-cell office:value="0.01814212762834644" office:value-type="float"/>
          <table:table-cell office:value="0.29545454545454547" office:value-type="float"/>
          <table:table-cell office:value="0.716068262078889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filamentgroup__tablesaw</text:p>
          </table:table-cell>
          <table:table-cell office:value="22.997316931258652" office:value-type="float"/>
          <table:table-cell office:value="0.18982507140955227" office:value-type="float"/>
          <table:table-cell office:value="0.46153846153846156" office:value-type="float"/>
          <table:table-cell office:value="0.714026925718455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HazyResearch__deepdive</text:p>
          </table:table-cell>
          <table:table-cell office:value="21.788748007410984" office:value-type="float"/>
          <table:table-cell office:value="0.04808810256321842" office:value-type="float"/>
          <table:table-cell office:value="0.1875" office:value-type="float"/>
          <table:table-cell office:value="0.723501738530564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HansPinckaers__GrowingTextView</text:p>
          </table:table-cell>
          <table:table-cell office:value="43.20662381384116" office:value-type="float"/>
          <table:table-cell office:value="1.0" office:value-type="float"/>
          <table:table-cell office:value="0.5" office:value-type="float"/>
          <table:table-cell office:value="0.2357465414045617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moffat__bootstrap-application-wizard</text:p>
          </table:table-cell>
          <table:table-cell office:value="25.349435904443276" office:value-type="float"/>
          <table:table-cell office:value="0.28962899524143376" office:value-type="float"/>
          <table:table-cell office:value="0.16666666666666666" office:value-type="float"/>
          <table:table-cell office:value="0.716638020985664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wting__autojump</text:p>
          </table:table-cell>
          <table:table-cell office:value="20.948003995045376" office:value-type="float"/>
          <table:table-cell office:value="0.02202021504705598" office:value-type="float"/>
          <table:table-cell office:value="0.2" office:value-type="float"/>
          <table:table-cell office:value="0.700106495194970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ojombo__grit</text:p>
          </table:table-cell>
          <table:table-cell office:value="23.991785700068736" office:value-type="float"/>
          <table:table-cell office:value="0.074257293017375" office:value-type="float"/>
          <table:table-cell office:value="0.2222222222222222" office:value-type="float"/>
          <table:table-cell office:value="0.697762989922088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encode__django-rest-framework</text:p>
          </table:table-cell>
          <table:table-cell office:value="21.369181984077038" office:value-type="float"/>
          <table:table-cell office:value="0.011076198943973456" office:value-type="float"/>
          <table:table-cell office:value="0.061946902654867256" office:value-type="float"/>
          <table:table-cell office:value="0.680032450674149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hacdias__filemanager</text:p>
          </table:table-cell>
          <table:table-cell office:value="21.648815863124256" office:value-type="float"/>
          <table:table-cell office:value="0.030181730849051625" office:value-type="float"/>
          <table:table-cell office:value="0.15" office:value-type="float"/>
          <table:table-cell office:value="0.690036809462673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doctrine__doctrine2</text:p>
          </table:table-cell>
          <table:table-cell office:value="21.27104860886812" office:value-type="float"/>
          <table:table-cell office:value="0.03629319960310895" office:value-type="float"/>
          <table:table-cell office:value="0.10596026490066225" office:value-type="float"/>
          <table:table-cell office:value="0.691788661889665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wekan__wekan</text:p>
          </table:table-cell>
          <table:table-cell office:value="21.315211347792793" office:value-type="float"/>
          <table:table-cell office:value="0.031067996885198013" office:value-type="float"/>
          <table:table-cell office:value="0.15" office:value-type="float"/>
          <table:table-cell office:value="0.684740634867430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hrippa__livestreamer</text:p>
          </table:table-cell>
          <table:table-cell office:value="20.10995358588782" office:value-type="float"/>
          <table:table-cell office:value="0.08188652158289696" office:value-type="float"/>
          <table:table-cell office:value="0.2534562211981567" office:value-type="float"/>
          <table:table-cell office:value="0.713333073018054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frappe__erpnext</text:p>
          </table:table-cell>
          <table:table-cell office:value="21.5787189473068" office:value-type="float"/>
          <table:table-cell office:value="0.050881870869818914" office:value-type="float"/>
          <table:table-cell office:value="0.21715817694369974" office:value-type="float"/>
          <table:table-cell office:value="0.70268338860090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ichardKnop__machinery</text:p>
          </table:table-cell>
          <table:table-cell office:value="21.818666650361568" office:value-type="float"/>
          <table:table-cell office:value="0.021991326567017817" office:value-type="float"/>
          <table:table-cell office:value="0.391304347826087" office:value-type="float"/>
          <table:table-cell office:value="0.745313822535300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radle__gradle</text:p>
          </table:table-cell>
          <table:table-cell office:value="20.848909127170558" office:value-type="float"/>
          <table:table-cell office:value="0.09326196780751668" office:value-type="float"/>
          <table:table-cell office:value="0.2147117296222664" office:value-type="float"/>
          <table:table-cell office:value="0.70523865917084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VictorBjelkholm__ngProgress</text:p>
          </table:table-cell>
          <table:table-cell office:value="22.962917427483504" office:value-type="float"/>
          <table:table-cell office:value="0.04291460495535204" office:value-type="float"/>
          <table:table-cell office:value="0.25" office:value-type="float"/>
          <table:table-cell office:value="0.708995196100379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os-js__OS.js</text:p>
          </table:table-cell>
          <table:table-cell office:value="21.31348812124488" office:value-type="float"/>
          <table:table-cell office:value="0.2098131292804468" office:value-type="float"/>
          <table:table-cell office:value="0.12121212121212122" office:value-type="float"/>
          <table:table-cell office:value="0.687436286358900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vajs__ava</text:p>
          </table:table-cell>
          <table:table-cell office:value="20.391521395109937" office:value-type="float"/>
          <table:table-cell office:value="0.01607339757873368" office:value-type="float"/>
          <table:table-cell office:value="0.17391304347826086" office:value-type="float"/>
          <table:table-cell office:value="0.707361117035665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eturnInfinity__BareMetal-OS-legacy</text:p>
          </table:table-cell>
          <table:table-cell office:value="23.32545581867662" office:value-type="float"/>
          <table:table-cell office:value="0.030535496722120376" office:value-type="float"/>
          <table:table-cell office:value="0.125" office:value-type="float"/>
          <table:table-cell office:value="0.657463896044258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tudio-42__elFinder</text:p>
          </table:table-cell>
          <table:table-cell office:value="21.09004867991773" office:value-type="float"/>
          <table:table-cell office:value="0.14151814692938844" office:value-type="float"/>
          <table:table-cell office:value="0.14093959731543623" office:value-type="float"/>
          <table:table-cell office:value="0.686536368458641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alcommac__SwiftDate</text:p>
          </table:table-cell>
          <table:table-cell office:value="22.724555287041383" office:value-type="float"/>
          <table:table-cell office:value="0.1253335612836208" office:value-type="float"/>
          <table:table-cell office:value="0.4" office:value-type="float"/>
          <table:table-cell office:value="0.22990470936020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ontainerd__containerd</text:p>
          </table:table-cell>
          <table:table-cell office:value="20.949216373055005" office:value-type="float"/>
          <table:table-cell office:value="0.013679516576734866" office:value-type="float"/>
          <table:table-cell office:value="0.36363636363636365" office:value-type="float"/>
          <table:table-cell office:value="0.735046655685940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rpc-ecosystem__grpc-gateway</text:p>
          </table:table-cell>
          <table:table-cell office:value="21.403053591983937" office:value-type="float"/>
          <table:table-cell office:value="0.008105997926559935" office:value-type="float"/>
          <table:table-cell office:value="0.13978494623655913" office:value-type="float"/>
          <table:table-cell office:value="0.699339081068632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opcorn-time__popcorn-app</text:p>
          </table:table-cell>
          <table:table-cell office:value="23.284289650796136" office:value-type="float"/>
          <table:table-cell office:value="0.21605871027850634" office:value-type="float"/>
          <table:table-cell office:value="0.4" office:value-type="float"/>
          <table:table-cell office:value="0.735418958047886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ws__aws-sdk-ruby</text:p>
          </table:table-cell>
          <table:table-cell office:value="21.510134324406764" office:value-type="float"/>
          <table:table-cell office:value="0.02639311117023117" office:value-type="float"/>
          <table:table-cell office:value="0.2807017543859649" office:value-type="float"/>
          <table:table-cell office:value="0.717748055336679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rails__grails-core</text:p>
          </table:table-cell>
          <table:table-cell office:value="21.170219571693387" office:value-type="float"/>
          <table:table-cell office:value="0.08616850926758723" office:value-type="float"/>
          <table:table-cell office:value="0.2631578947368421" office:value-type="float"/>
          <table:table-cell office:value="0.706848067918475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zulip__zulip</text:p>
          </table:table-cell>
          <table:table-cell office:value="21.11547275374743" office:value-type="float"/>
          <table:table-cell office:value="0.03403021177167268" office:value-type="float"/>
          <table:table-cell office:value="0.16967509025270758" office:value-type="float"/>
          <table:table-cell office:value="0.706664674445400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Tencent__GT</text:p>
          </table:table-cell>
          <table:table-cell office:value="42.23431894221426" office:value-type="float"/>
          <table:table-cell office:value="1.0" office:value-type="float"/>
          <table:table-cell office:value="1.0" office:value-type="float"/>
          <table:table-cell office:value="0.196013187395889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ohnpolacek__superscrollorama</text:p>
          </table:table-cell>
          <table:table-cell office:value="21.91826182491478" office:value-type="float"/>
          <table:table-cell office:value="0.08749582730416099" office:value-type="float"/>
          <table:table-cell office:value="0.37037037037037035" office:value-type="float"/>
          <table:table-cell office:value="0.727113066354167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omponentjs__component</text:p>
          </table:table-cell>
          <table:table-cell office:value="21.48438909884946" office:value-type="float"/>
          <table:table-cell office:value="0.0517297403322197" office:value-type="float"/>
          <table:table-cell office:value="0.012658227848101266" office:value-type="float"/>
          <table:table-cell office:value="0.653416198847406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olemfactory__golem</text:p>
          </table:table-cell>
          <table:table-cell office:value="20.99251543480374" office:value-type="float"/>
          <table:table-cell office:value="0.06903671636971198" office:value-type="float"/>
          <table:table-cell office:value="0.37681159420289856" office:value-type="float"/>
          <table:table-cell office:value="0.734520418894115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Homebrew__homebrew-php</text:p>
          </table:table-cell>
          <table:table-cell office:value="20.39602511447029" office:value-type="float"/>
          <table:table-cell office:value="0.1408567759263799" office:value-type="float"/>
          <table:table-cell office:value="0.24193548387096775" office:value-type="float"/>
          <table:table-cell office:value="0.708478600375234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hazow__ssh-chat</text:p>
          </table:table-cell>
          <table:table-cell office:value="22.12066981888698" office:value-type="float"/>
          <table:table-cell office:value="0.04025670834607135" office:value-type="float"/>
          <table:table-cell office:value="0.21739130434782608" office:value-type="float"/>
          <table:table-cell office:value="0.711948753639589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trufflesuite__truffle</text:p>
          </table:table-cell>
          <table:table-cell office:value="20.93686974399219" office:value-type="float"/>
          <table:table-cell office:value="0.04275506444971444" office:value-type="float"/>
          <table:table-cell office:value="0.33774834437086093" office:value-type="float"/>
          <table:table-cell office:value="0.730175385979302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Valve__fingerprintjs</text:p>
          </table:table-cell>
          <table:table-cell office:value="32.305636852260875" office:value-type="float"/>
          <table:table-cell office:value="0.29835347513895244" office:value-type="float"/>
          <table:table-cell office:value="0.0" office:value-type="float"/>
          <table:table-cell office:value="0.626566172669935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quilljs__quill</text:p>
          </table:table-cell>
          <table:table-cell office:value="21.287938120639133" office:value-type="float"/>
          <table:table-cell office:value="0.06070328474999631" office:value-type="float"/>
          <table:table-cell office:value="0.16740088105726872" office:value-type="float"/>
          <table:table-cell office:value="0.690104554655867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reationix__js-git</text:p>
          </table:table-cell>
          <table:table-cell office:value="22.00617179897525" office:value-type="float"/>
          <table:table-cell office:value="0.011175817902919069" office:value-type="float"/>
          <table:table-cell office:value="0.1" office:value-type="float"/>
          <table:table-cell office:value="0.6770365932384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oanZapata__android-pdfview</text:p>
          </table:table-cell>
          <table:table-cell office:value="21.401824225400336" office:value-type="float"/>
          <table:table-cell office:value="0.43572147638725856" office:value-type="float"/>
          <table:table-cell office:value="0.5555555555555556" office:value-type="float"/>
          <table:table-cell office:value="0.2269826280501365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TykTechnologies__tyk</text:p>
          </table:table-cell>
          <table:table-cell office:value="21.61722543096428" office:value-type="float"/>
          <table:table-cell office:value="0.013875049640167503" office:value-type="float"/>
          <table:table-cell office:value="0.21621621621621623" office:value-type="float"/>
          <table:table-cell office:value="0.704273595234937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oogle__cadvisor</text:p>
          </table:table-cell>
          <table:table-cell office:value="21.031144623305185" office:value-type="float"/>
          <table:table-cell office:value="0.0118135707100094" office:value-type="float"/>
          <table:table-cell office:value="0.44041450777202074" office:value-type="float"/>
          <table:table-cell office:value="0.2440513238129916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nelhage__reptyr</text:p>
          </table:table-cell>
          <table:table-cell office:value="23.348599310465115" office:value-type="float"/>
          <table:table-cell office:value="0.19765499261250732" office:value-type="float"/>
          <table:table-cell office:value="0.125" office:value-type="float"/>
          <table:table-cell office:value="0.706978130991063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akeWharton__NineOldAndroids</text:p>
          </table:table-cell>
          <table:table-cell office:value="41.08277476577476" office:value-type="float"/>
          <table:table-cell office:value="1.0" office:value-type="float"/>
          <table:table-cell office:value="0.0" office:value-type="float"/>
          <table:table-cell office:value="0.703537037211941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boot2docker__boot2docker</text:p>
          </table:table-cell>
          <table:table-cell office:value="20.895484887851772" office:value-type="float"/>
          <table:table-cell office:value="0.055072544404813094" office:value-type="float"/>
          <table:table-cell office:value="0.20212765957446807" office:value-type="float"/>
          <table:table-cell office:value="0.697629057076476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noflo__noflo</text:p>
          </table:table-cell>
          <table:table-cell office:value="22.082647618173723" office:value-type="float"/>
          <table:table-cell office:value="0.12654833535948942" office:value-type="float"/>
          <table:table-cell office:value="0.10344827586206896" office:value-type="float"/>
          <table:table-cell office:value="0.679077967111823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eactjs__redux</text:p>
          </table:table-cell>
          <table:table-cell office:value="21.403338972836" office:value-type="float"/>
          <table:table-cell office:value="0.013645330599377115" office:value-type="float"/>
          <table:table-cell office:value="0.057777777777777775" office:value-type="float"/>
          <table:table-cell office:value="0.688923178202757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fruux__Baikal</text:p>
          </table:table-cell>
          <table:table-cell office:value="21.118309530965174" office:value-type="float"/>
          <table:table-cell office:value="0.09402107104851094" office:value-type="float"/>
          <table:table-cell office:value="0.16666666666666666" office:value-type="float"/>
          <table:table-cell office:value="0.686326001080038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fchollet__keras</text:p>
          </table:table-cell>
          <table:table-cell office:value="21.398521750209365" office:value-type="float"/>
          <table:table-cell office:value="0.024256448321084645" office:value-type="float"/>
          <table:table-cell office:value="0.20288808664259927" office:value-type="float"/>
          <table:table-cell office:value="0.706808087670410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luin__ioredis</text:p>
          </table:table-cell>
          <table:table-cell office:value="21.49574634947808" office:value-type="float"/>
          <table:table-cell office:value="0.08328871281494037" office:value-type="float"/>
          <table:table-cell office:value="0.3472222222222222" office:value-type="float"/>
          <table:table-cell office:value="0.743477271847388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attetti__googlecharts</text:p>
          </table:table-cell>
          <table:table-cell office:value="43.34423298214343" office:value-type="float"/>
          <table:table-cell office:value="1.0" office:value-type="float"/>
          <table:table-cell office:value="0.0" office:value-type="float"/>
          <table:table-cell office:value="0.657929441218033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wagger-api__swagger-ui</text:p>
          </table:table-cell>
          <table:table-cell office:value="21.53725069317183" office:value-type="float"/>
          <table:table-cell office:value="0.01102179241922674" office:value-type="float"/>
          <table:table-cell office:value="0.09307875894988067" office:value-type="float"/>
          <table:table-cell office:value="0.671709706487273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npm__npm</text:p>
          </table:table-cell>
          <table:table-cell office:value="20.581739522284938" office:value-type="float"/>
          <table:table-cell office:value="0.12488955346763682" office:value-type="float"/>
          <table:table-cell office:value="0.4885114885114885" office:value-type="float"/>
          <table:table-cell office:value="0.2423495663743462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ubilabs__geocomplete</text:p>
          </table:table-cell>
          <table:table-cell office:value="24.342424237925126" office:value-type="float"/>
          <table:table-cell office:value="0.17518653135073556" office:value-type="float"/>
          <table:table-cell office:value="0.125" office:value-type="float"/>
          <table:table-cell office:value="0.685726864807933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ailgun__godebug</text:p>
          </table:table-cell>
          <table:table-cell office:value="24.277911562526874" office:value-type="float"/>
          <table:table-cell office:value="0.1736319275885312" office:value-type="float"/>
          <table:table-cell office:value="0.125" office:value-type="float"/>
          <table:table-cell office:value="0.706863671440329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mpproject__amphtml</text:p>
          </table:table-cell>
          <table:table-cell office:value="21.42160159635074" office:value-type="float"/>
          <table:table-cell office:value="0.00799912216533305" office:value-type="float"/>
          <table:table-cell office:value="0.18133333333333335" office:value-type="float"/>
          <table:table-cell office:value="0.700281982568822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RMmbed__mbed-os</text:p>
          </table:table-cell>
          <table:table-cell office:value="20.86651927465573" office:value-type="float"/>
          <table:table-cell office:value="0.033875135903481644" office:value-type="float"/>
          <table:table-cell office:value="0.20364741641337386" office:value-type="float"/>
          <table:table-cell office:value="0.704465096981554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Netflix__ribbon</text:p>
          </table:table-cell>
          <table:table-cell office:value="22.38621784568804" office:value-type="float"/>
          <table:table-cell office:value="0.08435724617002253" office:value-type="float"/>
          <table:table-cell office:value="0.08695652173913043" office:value-type="float"/>
          <table:table-cell office:value="0.688543866498639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ass__libsass</text:p>
          </table:table-cell>
          <table:table-cell office:value="21.475510159210504" office:value-type="float"/>
          <table:table-cell office:value="0.006893377572210831" office:value-type="float"/>
          <table:table-cell office:value="0.12" office:value-type="float"/>
          <table:table-cell office:value="0.69156963713819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raphql-python__graphene</text:p>
          </table:table-cell>
          <table:table-cell office:value="21.76649453798703" office:value-type="float"/>
          <table:table-cell office:value="0.03217627577615393" office:value-type="float"/>
          <table:table-cell office:value="0.16883116883116883" office:value-type="float"/>
          <table:table-cell office:value="0.697875766966964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oots__bedrock</text:p>
          </table:table-cell>
          <table:table-cell office:value="22.01592951081813" office:value-type="float"/>
          <table:table-cell office:value="0.10377155287417272" office:value-type="float"/>
          <table:table-cell office:value="0.09090909090909091" office:value-type="float"/>
          <table:table-cell office:value="0.660396206721001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p9000__obs-studio</text:p>
          </table:table-cell>
          <table:table-cell office:value="21.219443093445037" office:value-type="float"/>
          <table:table-cell office:value="0.016516960831954197" office:value-type="float"/>
          <table:table-cell office:value="0.08602150537634409" office:value-type="float"/>
          <table:table-cell office:value="0.667414726566290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amratashok__nishang</text:p>
          </table:table-cell>
          <table:table-cell office:value="40.56375424378993" office:value-type="float"/>
          <table:table-cell office:value="1.0" office:value-type="float"/>
          <table:table-cell office:value="0.0" office:value-type="float"/>
          <table:table-cell office:value="0.653030895215775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laracasts__Laravel-5-Generators-Extended</text:p>
          </table:table-cell>
          <table:table-cell office:value="43.01510807773358" office:value-type="float"/>
          <table:table-cell office:value="1.0" office:value-type="float"/>
          <table:table-cell office:value="0.5" office:value-type="float"/>
          <table:table-cell office:value="0.726062037903236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lampepfl__dotty</text:p>
          </table:table-cell>
          <table:table-cell office:value="21.483386786586298" office:value-type="float"/>
          <table:table-cell office:value="0.018704460031114884" office:value-type="float"/>
          <table:table-cell office:value="0.10526315789473684" office:value-type="float"/>
          <table:table-cell office:value="0.699976570055690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ctivemerchant__active_merchant</text:p>
          </table:table-cell>
          <table:table-cell office:value="21.637081746307594" office:value-type="float"/>
          <table:table-cell office:value="0.043635951149650354" office:value-type="float"/>
          <table:table-cell office:value="0.2052980132450331" office:value-type="float"/>
          <table:table-cell office:value="0.702528022036084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qmk__qmk_firmware</text:p>
          </table:table-cell>
          <table:table-cell office:value="20.84180606380963" office:value-type="float"/>
          <table:table-cell office:value="0.05348141567434809" office:value-type="float"/>
          <table:table-cell office:value="0.1897810218978102" office:value-type="float"/>
          <table:table-cell office:value="0.700673245710438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njdehoog__NHBalancedFlowLayout</text:p>
          </table:table-cell>
          <table:table-cell office:value="23.48166875574611" office:value-type="float"/>
          <table:table-cell office:value="0.25947935627832414" office:value-type="float"/>
          <table:table-cell office:value="0.375" office:value-type="float"/>
          <table:table-cell office:value="0.726782748839988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octokit__octokit.net</text:p>
          </table:table-cell>
          <table:table-cell office:value="21.174782097894404" office:value-type="float"/>
          <table:table-cell office:value="0.02452596206673563" office:value-type="float"/>
          <table:table-cell office:value="0.12396694214876033" office:value-type="float"/>
          <table:table-cell office:value="0.705335774257102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BBC-News__wraith</text:p>
          </table:table-cell>
          <table:table-cell office:value="21.829823464199894" office:value-type="float"/>
          <table:table-cell office:value="0.12363783861609075" office:value-type="float"/>
          <table:table-cell office:value="0.1891891891891892" office:value-type="float"/>
          <table:table-cell office:value="0.702380763020362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Lone-Coder__letsencrypt-win-simple</text:p>
          </table:table-cell>
          <table:table-cell office:value="20.93308910907375" office:value-type="float"/>
          <table:table-cell office:value="0.10074957819966102" office:value-type="float"/>
          <table:table-cell office:value="0.19047619047619047" office:value-type="float"/>
          <table:table-cell office:value="0.679748973919884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TwidereProject__Twidere-Android</text:p>
          </table:table-cell>
          <table:table-cell office:value="21.3416048365936" office:value-type="float"/>
          <table:table-cell office:value="0.024369625805723622" office:value-type="float"/>
          <table:table-cell office:value="0.26666666666666666" office:value-type="float"/>
          <table:table-cell office:value="0.722141622211874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erverless__serverless</text:p>
          </table:table-cell>
          <table:table-cell office:value="21.232961420472716" office:value-type="float"/>
          <table:table-cell office:value="0.08074612218354656" office:value-type="float"/>
          <table:table-cell office:value="0.24096385542168675" office:value-type="float"/>
          <table:table-cell office:value="0.716369675593776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ngular__quickstart</text:p>
          </table:table-cell>
          <table:table-cell office:value="20.619877422238194" office:value-type="float"/>
          <table:table-cell office:value="0.16582199615566676" office:value-type="float"/>
          <table:table-cell office:value="0.4642857142857143" office:value-type="float"/>
          <table:table-cell office:value="0.73876119067082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eactiveX__RxKotlin</text:p>
          </table:table-cell>
          <table:table-cell office:value="23.66279094323599" office:value-type="float"/>
          <table:table-cell office:value="0.0745088556841228" office:value-type="float"/>
          <table:table-cell office:value="0.625" office:value-type="float"/>
          <table:table-cell office:value="0.2344333011816697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thephpleague__oauth2-server</text:p>
          </table:table-cell>
          <table:table-cell office:value="21.66860504446715" office:value-type="float"/>
          <table:table-cell office:value="0.06614440827721317" office:value-type="float"/>
          <table:table-cell office:value="0.08974358974358974" office:value-type="float"/>
          <table:table-cell office:value="0.672695746086189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icsharpcode__ILSpy</text:p>
          </table:table-cell>
          <table:table-cell office:value="21.34400992628056" office:value-type="float"/>
          <table:table-cell office:value="0.1153047295331225" office:value-type="float"/>
          <table:table-cell office:value="0.16129032258064516" office:value-type="float"/>
          <table:table-cell office:value="0.691471745160566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spnet__Mvc</text:p>
          </table:table-cell>
          <table:table-cell office:value="21.56983160225663" office:value-type="float"/>
          <table:table-cell office:value="0.05324366026334748" office:value-type="float"/>
          <table:table-cell office:value="0.15151515151515152" office:value-type="float"/>
          <table:table-cell office:value="0.688012005200578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edux-saga__redux-saga</text:p>
          </table:table-cell>
          <table:table-cell office:value="21.104546231375547" office:value-type="float"/>
          <table:table-cell office:value="0.0485073447142356" office:value-type="float"/>
          <table:table-cell office:value="0.05913978494623656" office:value-type="float"/>
          <table:table-cell office:value="0.675784646175118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ockpit-project__cockpit</text:p>
          </table:table-cell>
          <table:table-cell office:value="21.16040921259086" office:value-type="float"/>
          <table:table-cell office:value="0.0688801775660937" office:value-type="float"/>
          <table:table-cell office:value="0.20168067226890757" office:value-type="float"/>
          <table:table-cell office:value="0.702818306991974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yanb__nifty-generators</text:p>
          </table:table-cell>
          <table:table-cell office:value="25.04641987076604" office:value-type="float"/>
          <table:table-cell office:value="0.13634020335704714" office:value-type="float"/>
          <table:table-cell office:value="0.2857142857142857" office:value-type="float"/>
          <table:table-cell office:value="0.692783651366558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hotonstorm__phaser</text:p>
          </table:table-cell>
          <table:table-cell office:value="20.918584728895514" office:value-type="float"/>
          <table:table-cell office:value="0.09545026833380887" office:value-type="float"/>
          <table:table-cell office:value="0.1111111111111111" office:value-type="float"/>
          <table:table-cell office:value="0.684360341350460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eactjs__React.NET</text:p>
          </table:table-cell>
          <table:table-cell office:value="20.888443286356413" office:value-type="float"/>
          <table:table-cell office:value="0.0701721235838747" office:value-type="float"/>
          <table:table-cell office:value="0.13636363636363635" office:value-type="float"/>
          <table:table-cell office:value="0.670329167220997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basho__riak</text:p>
          </table:table-cell>
          <table:table-cell office:value="21.72697068674523" office:value-type="float"/>
          <table:table-cell office:value="0.08647604043461206" office:value-type="float"/>
          <table:table-cell office:value="0.2413793103448276" office:value-type="float"/>
          <table:table-cell office:value="0.707688021014878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66B__NetGuard</text:p>
          </table:table-cell>
          <table:table-cell office:value="26.781785412431358" office:value-type="float"/>
          <table:table-cell office:value="0.6311351375998582" office:value-type="float"/>
          <table:table-cell office:value="0.0" office:value-type="float"/>
          <table:table-cell office:value="0.688356522696189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ngx-translate__core</text:p>
          </table:table-cell>
          <table:table-cell office:value="20.918052140421892" office:value-type="float"/>
          <table:table-cell office:value="0.10576318317510736" office:value-type="float"/>
          <table:table-cell office:value="0.3469387755102041" office:value-type="float"/>
          <table:table-cell office:value="0.737920802546269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digitalBush__jquery.maskedinput</text:p>
          </table:table-cell>
          <table:table-cell office:value="31.489672510151657" office:value-type="float"/>
          <table:table-cell office:value="0.3120032661839122" office:value-type="float"/>
          <table:table-cell office:value="0.0" office:value-type="float"/>
          <table:table-cell office:value="0.676755676859752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liftonc__calipso</text:p>
          </table:table-cell>
          <table:table-cell office:value="21.590989142765935" office:value-type="float"/>
          <table:table-cell office:value="0.11455772178116319" office:value-type="float"/>
          <table:table-cell office:value="0.3076923076923077" office:value-type="float"/>
          <table:table-cell office:value="0.725563903783808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ocketMine__PocketMine-MP</text:p>
          </table:table-cell>
          <table:table-cell office:value="20.738520429394054" office:value-type="float"/>
          <table:table-cell office:value="0.12539078502822035" office:value-type="float"/>
          <table:table-cell office:value="0.2" office:value-type="float"/>
          <table:table-cell office:value="0.692749339856048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nicoulaj__idea-markdown</text:p>
          </table:table-cell>
          <table:table-cell office:value="22.46026806376171" office:value-type="float"/>
          <table:table-cell office:value="0.4125751187388557" office:value-type="float"/>
          <table:table-cell office:value="0.7222222222222222" office:value-type="float"/>
          <table:table-cell office:value="0.1691310964858060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kean__Nuke</text:p>
          </table:table-cell>
          <table:table-cell office:value="22.30379877098839" office:value-type="float"/>
          <table:table-cell office:value="0.10470476821689696" office:value-type="float"/>
          <table:table-cell office:value="0.3333333333333333" office:value-type="float"/>
          <table:table-cell office:value="0.724030184389416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potify__helios</text:p>
          </table:table-cell>
          <table:table-cell office:value="21.987802576291227" office:value-type="float"/>
          <table:table-cell office:value="0.11844660117738437" office:value-type="float"/>
          <table:table-cell office:value="0.3" office:value-type="float"/>
          <table:table-cell office:value="0.717626651482659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ermouth__jQuery.my</text:p>
          </table:table-cell>
          <table:table-cell office:value="26.67467445060268" office:value-type="float"/>
          <table:table-cell office:value="0.687734456918179" office:value-type="float"/>
          <table:table-cell office:value="0.0" office:value-type="float"/>
          <table:table-cell office:value="0.698350024843152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vector-im__riot-web</text:p>
          </table:table-cell>
          <table:table-cell office:value="21.1629000603772" office:value-type="float"/>
          <table:table-cell office:value="0.03451500492555456" office:value-type="float"/>
          <table:table-cell office:value="0.08" office:value-type="float"/>
          <table:table-cell office:value="0.682349520739044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tyleguidist__react-styleguidist</text:p>
          </table:table-cell>
          <table:table-cell office:value="21.26673464004877" office:value-type="float"/>
          <table:table-cell office:value="0.044325875029798824" office:value-type="float"/>
          <table:table-cell office:value="0.11926605504587157" office:value-type="float"/>
          <table:table-cell office:value="0.692877837868339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rogit__progit</text:p>
          </table:table-cell>
          <table:table-cell office:value="22.339936166354075" office:value-type="float"/>
          <table:table-cell office:value="0.04344111291221094" office:value-type="float"/>
          <table:table-cell office:value="0.3333333333333333" office:value-type="float"/>
          <table:table-cell office:value="0.727866637709434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visionmedia__superagent</text:p>
          </table:table-cell>
          <table:table-cell office:value="21.214674078220902" office:value-type="float"/>
          <table:table-cell office:value="0.013723137801097388" office:value-type="float"/>
          <table:table-cell office:value="0.125" office:value-type="float"/>
          <table:table-cell office:value="0.690011213246000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kazupon__vue-validator</text:p>
          </table:table-cell>
          <table:table-cell office:value="22.42840639455865" office:value-type="float"/>
          <table:table-cell office:value="0.059537454020423285" office:value-type="float"/>
          <table:table-cell office:value="0.23809523809523808" office:value-type="float"/>
          <table:table-cell office:value="0.707705891390560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oreos__flannel</text:p>
          </table:table-cell>
          <table:table-cell office:value="20.966662991349992" office:value-type="float"/>
          <table:table-cell office:value="0.06773399677504273" office:value-type="float"/>
          <table:table-cell office:value="0.4485294117647059" office:value-type="float"/>
          <table:table-cell office:value="0.241987451278098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oots__trellis</text:p>
          </table:table-cell>
          <table:table-cell office:value="21.586434668094896" office:value-type="float"/>
          <table:table-cell office:value="0.06029180579605279" office:value-type="float"/>
          <table:table-cell office:value="0.13846153846153847" office:value-type="float"/>
          <table:table-cell office:value="0.671737482755848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hyperium__hyper</text:p>
          </table:table-cell>
          <table:table-cell office:value="21.350624313338567" office:value-type="float"/>
          <table:table-cell office:value="0.008367843849628557" office:value-type="float"/>
          <table:table-cell office:value="0.15942028985507245" office:value-type="float"/>
          <table:table-cell office:value="0.704552414083590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yedhali__EZAudio</text:p>
          </table:table-cell>
          <table:table-cell office:value="22.00504385276791" office:value-type="float"/>
          <table:table-cell office:value="0.1343298573092836" office:value-type="float"/>
          <table:table-cell office:value="0.05263157894736842" office:value-type="float"/>
          <table:table-cell office:value="0.698281038750058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netguru__ResponseDetective</text:p>
          </table:table-cell>
          <table:table-cell office:value="39.873666157986825" office:value-type="float"/>
          <table:table-cell office:value="1.0" office:value-type="float"/>
          <table:table-cell office:value="0.0" office:value-type="float"/>
          <table:table-cell office:value="0.632093077615607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btraceio__btrace</text:p>
          </table:table-cell>
          <table:table-cell office:value="21.892588937187863" office:value-type="float"/>
          <table:table-cell office:value="0.17207048491546043" office:value-type="float"/>
          <table:table-cell office:value="0.5" office:value-type="float"/>
          <table:table-cell office:value="0.233008019163803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nabla-c0d3__sslyze</text:p>
          </table:table-cell>
          <table:table-cell office:value="21.738968612837603" office:value-type="float"/>
          <table:table-cell office:value="0.09592832098224362" office:value-type="float"/>
          <table:table-cell office:value="0.2727272727272727" office:value-type="float"/>
          <table:table-cell office:value="0.720638981870352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Behat__Behat</text:p>
          </table:table-cell>
          <table:table-cell office:value="21.338132555375662" office:value-type="float"/>
          <table:table-cell office:value="0.02449729870755224" office:value-type="float"/>
          <table:table-cell office:value="0.04854368932038835" office:value-type="float"/>
          <table:table-cell office:value="0.683735886896713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pray__spray</text:p>
          </table:table-cell>
          <table:table-cell office:value="21.586045037092074" office:value-type="float"/>
          <table:table-cell office:value="0.019306853932540686" office:value-type="float"/>
          <table:table-cell office:value="0.23333333333333334" office:value-type="float"/>
          <table:table-cell office:value="0.713067012239416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avallone__regexper</text:p>
          </table:table-cell>
          <table:table-cell office:value="31.732472361498424" office:value-type="float"/>
          <table:table-cell office:value="0.6538005023140802" office:value-type="float"/>
          <table:table-cell office:value="0.0" office:value-type="float"/>
          <table:table-cell office:value="0.645782963973618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spnet__KestrelHttpServer</text:p>
          </table:table-cell>
          <table:table-cell office:value="20.9137690635516" office:value-type="float"/>
          <table:table-cell office:value="0.06597057005203717" office:value-type="float"/>
          <table:table-cell office:value="0.24561403508771928" office:value-type="float"/>
          <table:table-cell office:value="0.713051624116214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iron-io__functions</text:p>
          </table:table-cell>
          <table:table-cell office:value="22.398000622327086" office:value-type="float"/>
          <table:table-cell office:value="0.12468033744517153" office:value-type="float"/>
          <table:table-cell office:value="0.11764705882352941" office:value-type="float"/>
          <table:table-cell office:value="0.691925889705420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lipangit__JiaoZiVideoPlayer</text:p>
          </table:table-cell>
          <table:table-cell office:value="21.325528544190554" office:value-type="float"/>
          <table:table-cell office:value="0.16319011764477767" office:value-type="float"/>
          <table:table-cell office:value="0.7948717948717948" office:value-type="float"/>
          <table:table-cell office:value="0.1855552352286513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iwik__piwik</text:p>
          </table:table-cell>
          <table:table-cell office:value="21.180529585569005" office:value-type="float"/>
          <table:table-cell office:value="0.03429543979140973" office:value-type="float"/>
          <table:table-cell office:value="0.13934426229508196" office:value-type="float"/>
          <table:table-cell office:value="0.678828272804448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spnet__Home</text:p>
          </table:table-cell>
          <table:table-cell office:value="21.010110295259462" office:value-type="float"/>
          <table:table-cell office:value="0.061560374260539064" office:value-type="float"/>
          <table:table-cell office:value="0.17992047713717693" office:value-type="float"/>
          <table:table-cell office:value="0.692179002280528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spnet__EntityFrameworkCore</text:p>
          </table:table-cell>
          <table:table-cell office:value="21.15732852205677" office:value-type="float"/>
          <table:table-cell office:value="0.07772853929202121" office:value-type="float"/>
          <table:table-cell office:value="0.24715261958997722" office:value-type="float"/>
          <table:table-cell office:value="0.712914520432573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ariz__vibrant.js</text:p>
          </table:table-cell>
          <table:table-cell office:value="43.031244405409424" office:value-type="float"/>
          <table:table-cell office:value="1.0" office:value-type="float"/>
          <table:table-cell office:value="0.0" office:value-type="float"/>
          <table:table-cell office:value="0.733979284382853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lucasr__smoothie</text:p>
          </table:table-cell>
          <table:table-cell office:value="41.38589704411361" office:value-type="float"/>
          <table:table-cell office:value="1.0" office:value-type="float"/>
          <table:table-cell office:value="0.0" office:value-type="float"/>
          <table:table-cell office:value="0.685385479752602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ixelsign__html5-device-mockups</text:p>
          </table:table-cell>
          <table:table-cell office:value="42.1249307427857" office:value-type="float"/>
          <table:table-cell office:value="1.0" office:value-type="float"/>
          <table:table-cell office:value="0.0" office:value-type="float"/>
          <table:table-cell office:value="0.658241923911852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ngular-ui__ui-utils</text:p>
          </table:table-cell>
          <table:table-cell office:value="21.391455948602793" office:value-type="float"/>
          <table:table-cell office:value="0.08277325238690254" office:value-type="float"/>
          <table:table-cell office:value="0.1" office:value-type="float"/>
          <table:table-cell office:value="0.686856984775639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Famous__famous</text:p>
          </table:table-cell>
          <table:table-cell office:value="21.604776878676834" office:value-type="float"/>
          <table:table-cell office:value="0.035832042656329666" office:value-type="float"/>
          <table:table-cell office:value="0.05454545454545454" office:value-type="float"/>
          <table:table-cell office:value="0.670633419910050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Varying-Vagrant-Vagrants__VVV</text:p>
          </table:table-cell>
          <table:table-cell office:value="21.195626933423068" office:value-type="float"/>
          <table:table-cell office:value="0.040895052292715096" office:value-type="float"/>
          <table:table-cell office:value="0.1043956043956044" office:value-type="float"/>
          <table:table-cell office:value="0.661645338714635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nanoc__nanoc</text:p>
          </table:table-cell>
          <table:table-cell office:value="21.578878975415087" office:value-type="float"/>
          <table:table-cell office:value="0.04307735309642365" office:value-type="float"/>
          <table:table-cell office:value="0.14" office:value-type="float"/>
          <table:table-cell office:value="0.687856728319112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wbotelhos__raty</text:p>
          </table:table-cell>
          <table:table-cell office:value="26.888610851878237" office:value-type="float"/>
          <table:table-cell office:value="0.3106654672008477" office:value-type="float"/>
          <table:table-cell office:value="0.0" office:value-type="float"/>
          <table:table-cell office:value="0.642837142080481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udioKit__AudioKit</text:p>
          </table:table-cell>
          <table:table-cell office:value="20.964708886825317" office:value-type="float"/>
          <table:table-cell office:value="0.07788205875872611" office:value-type="float"/>
          <table:table-cell office:value="0.17894736842105263" office:value-type="float"/>
          <table:table-cell office:value="0.70574164299956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itlabhq__gitlab-ci</text:p>
          </table:table-cell>
          <table:table-cell office:value="22.812355014334198" office:value-type="float"/>
          <table:table-cell office:value="0.1084946644265589" office:value-type="float"/>
          <table:table-cell office:value="0.4375" office:value-type="float"/>
          <table:table-cell office:value="0.2247182412747828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o-chi__chi</text:p>
          </table:table-cell>
          <table:table-cell office:value="22.01171787155455" office:value-type="float"/>
          <table:table-cell office:value="0.08470350328777831" office:value-type="float"/>
          <table:table-cell office:value="0.24242424242424243" office:value-type="float"/>
          <table:table-cell office:value="0.711045648256601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igniterealtime__Openfire</text:p>
          </table:table-cell>
          <table:table-cell office:value="22.271179215722537" office:value-type="float"/>
          <table:table-cell office:value="0.05029418118349579" office:value-type="float"/>
          <table:table-cell office:value="0.12" office:value-type="float"/>
          <table:table-cell office:value="0.687749281702932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hickford__MechanicalSoup</text:p>
          </table:table-cell>
          <table:table-cell office:value="22.52012073720444" office:value-type="float"/>
          <table:table-cell office:value="0.04708097860987152" office:value-type="float"/>
          <table:table-cell office:value="0.26666666666666666" office:value-type="float"/>
          <table:table-cell office:value="0.714239450459339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lipis__bootstrap-social</text:p>
          </table:table-cell>
          <table:table-cell office:value="24.367957597483066" office:value-type="float"/>
          <table:table-cell office:value="0.29962312637196403" office:value-type="float"/>
          <table:table-cell office:value="0.375" office:value-type="float"/>
          <table:table-cell office:value="0.721264920458722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orilla__mux</text:p>
          </table:table-cell>
          <table:table-cell office:value="21.622091288460418" office:value-type="float"/>
          <table:table-cell office:value="0.08381187047495813" office:value-type="float"/>
          <table:table-cell office:value="0.18181818181818182" office:value-type="float"/>
          <table:table-cell office:value="0.706570077847356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uflin__Elastica</text:p>
          </table:table-cell>
          <table:table-cell office:value="21.218503993856242" office:value-type="float"/>
          <table:table-cell office:value="0.04014019687377387" office:value-type="float"/>
          <table:table-cell office:value="0.12962962962962962" office:value-type="float"/>
          <table:table-cell office:value="0.702987668450033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ria2__aria2</text:p>
          </table:table-cell>
          <table:table-cell office:value="21.061183087963396" office:value-type="float"/>
          <table:table-cell office:value="0.10580888720455488" office:value-type="float"/>
          <table:table-cell office:value="0.4024390243902439" office:value-type="float"/>
          <table:table-cell office:value="0.73968460218957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facebookarchive__origami</text:p>
          </table:table-cell>
          <table:table-cell office:value="25.95343945036762" office:value-type="float"/>
          <table:table-cell office:value="0.3022862375524749" office:value-type="float"/>
          <table:table-cell office:value="0.4" office:value-type="float"/>
          <table:table-cell office:value="0.688481024944214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icrosoft__ChakraCore</text:p>
          </table:table-cell>
          <table:table-cell office:value="20.874249033337378" office:value-type="float"/>
          <table:table-cell office:value="0.022294947082543166" office:value-type="float"/>
          <table:table-cell office:value="0.13333333333333333" office:value-type="float"/>
          <table:table-cell office:value="0.693182269988076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igrigorik__ga-beacon</text:p>
          </table:table-cell>
          <table:table-cell office:value="24.300891682939497" office:value-type="float"/>
          <table:table-cell office:value="0.25537984782968687" office:value-type="float"/>
          <table:table-cell office:value="0.125" office:value-type="float"/>
          <table:table-cell office:value="0.646172359140543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ockeqwe__mosby</text:p>
          </table:table-cell>
          <table:table-cell office:value="21.670709028225037" office:value-type="float"/>
          <table:table-cell office:value="0.09851595975688261" office:value-type="float"/>
          <table:table-cell office:value="0.1111111111111111" office:value-type="float"/>
          <table:table-cell office:value="0.703006126132911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uber-archive__image-diff</text:p>
          </table:table-cell>
          <table:table-cell office:value="25.649379519504578" office:value-type="float"/>
          <table:table-cell office:value="0.09278338829528443" office:value-type="float"/>
          <table:table-cell office:value="0.16666666666666666" office:value-type="float"/>
          <table:table-cell office:value="0.719077508171593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IdentityServer__IdentityServer3.Samples</text:p>
          </table:table-cell>
          <table:table-cell office:value="21.96359281939526" office:value-type="float"/>
          <table:table-cell office:value="0.08767921328520933" office:value-type="float"/>
          <table:table-cell office:value="0.16129032258064516" office:value-type="float"/>
          <table:table-cell office:value="0.691928672279589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seprite__aseprite</text:p>
          </table:table-cell>
          <table:table-cell office:value="21.14526315602323" office:value-type="float"/>
          <table:table-cell office:value="0.02610820079601443" office:value-type="float"/>
          <table:table-cell office:value="0.16417910447761194" office:value-type="float"/>
          <table:table-cell office:value="0.702335880470007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zensh__jsgen</text:p>
          </table:table-cell>
          <table:table-cell office:value="41.56671695665615" office:value-type="float"/>
          <table:table-cell office:value="1.0" office:value-type="float"/>
          <table:table-cell office:value="1.0" office:value-type="float"/>
          <table:table-cell office:value="0.153772292693777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Zewo__Zewo</text:p>
          </table:table-cell>
          <table:table-cell office:value="23.16554720807372" office:value-type="float"/>
          <table:table-cell office:value="0.04808945814666166" office:value-type="float"/>
          <table:table-cell office:value="0.18181818181818182" office:value-type="float"/>
          <table:table-cell office:value="0.709290206811747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trapi__strapi</text:p>
          </table:table-cell>
          <table:table-cell office:value="21.231158438140145" office:value-type="float"/>
          <table:table-cell office:value="0.036257688874611525" office:value-type="float"/>
          <table:table-cell office:value="0.17592592592592593" office:value-type="float"/>
          <table:table-cell office:value="0.697848389139892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drush-ops__drush</text:p>
          </table:table-cell>
          <table:table-cell office:value="21.05278144776255" office:value-type="float"/>
          <table:table-cell office:value="0.033003635027748945" office:value-type="float"/>
          <table:table-cell office:value="0.1806853582554517" office:value-type="float"/>
          <table:table-cell office:value="0.674863735262597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NCryptor__RNCryptor</text:p>
          </table:table-cell>
          <table:table-cell office:value="21.94260203321304" office:value-type="float"/>
          <table:table-cell office:value="0.08986300498793531" office:value-type="float"/>
          <table:table-cell office:value="0.375" office:value-type="float"/>
          <table:table-cell office:value="0.714315176379334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bgirshick__fast-rcnn</text:p>
          </table:table-cell>
          <table:table-cell office:value="21.310201325572308" office:value-type="float"/>
          <table:table-cell office:value="0.02159061691806326" office:value-type="float"/>
          <table:table-cell office:value="0.30612244897959184" office:value-type="float"/>
          <table:table-cell office:value="0.72605391796028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ongodb__mongo-java-driver</text:p>
          </table:table-cell>
          <table:table-cell office:value="22.301537832083685" office:value-type="float"/>
          <table:table-cell office:value="0.04424125265214999" office:value-type="float"/>
          <table:table-cell office:value="0.0625" office:value-type="float"/>
          <table:table-cell office:value="0.677101218910179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aritytech__parity</text:p>
          </table:table-cell>
          <table:table-cell office:value="20.99236069657216" office:value-type="float"/>
          <table:table-cell office:value="0.07296047113611155" office:value-type="float"/>
          <table:table-cell office:value="0.4724220623501199" office:value-type="float"/>
          <table:table-cell office:value="0.2443237890080107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uffnfresh__roy</text:p>
          </table:table-cell>
          <table:table-cell office:value="22.310922058001285" office:value-type="float"/>
          <table:table-cell office:value="0.04594676252543347" office:value-type="float"/>
          <table:table-cell office:value="0.25" office:value-type="float"/>
          <table:table-cell office:value="0.699921776908184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osm2vectortiles__osm2vectortiles</text:p>
          </table:table-cell>
          <table:table-cell office:value="22.254214023960785" office:value-type="float"/>
          <table:table-cell office:value="0.024795933101982953" office:value-type="float"/>
          <table:table-cell office:value="0.13333333333333333" office:value-type="float"/>
          <table:table-cell office:value="0.694824358338451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danger__danger</text:p>
          </table:table-cell>
          <table:table-cell office:value="21.892545338977396" office:value-type="float"/>
          <table:table-cell office:value="0.010788546653456929" office:value-type="float"/>
          <table:table-cell office:value="0.10714285714285714" office:value-type="float"/>
          <table:table-cell office:value="0.692702267222249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hopify__dashing</text:p>
          </table:table-cell>
          <table:table-cell office:value="21.837754055409615" office:value-type="float"/>
          <table:table-cell office:value="0.08858472370166404" office:value-type="float"/>
          <table:table-cell office:value="0.11475409836065574" office:value-type="float"/>
          <table:table-cell office:value="0.685819964072234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iddontang__ledisdb</text:p>
          </table:table-cell>
          <table:table-cell office:value="22.323437218970728" office:value-type="float"/>
          <table:table-cell office:value="0.02718502359403911" office:value-type="float"/>
          <table:table-cell office:value="0.29411764705882354" office:value-type="float"/>
          <table:table-cell office:value="0.738844890670911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toland__qlmarkdown</text:p>
          </table:table-cell>
          <table:table-cell office:value="22.6179287675328" office:value-type="float"/>
          <table:table-cell office:value="0.23574959514639385" office:value-type="float"/>
          <table:table-cell office:value="0.5" office:value-type="float"/>
          <table:table-cell office:value="0.241194858416568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yeoman__yeoman</text:p>
          </table:table-cell>
          <table:table-cell office:value="20.921710992821378" office:value-type="float"/>
          <table:table-cell office:value="0.0965977024317296" office:value-type="float"/>
          <table:table-cell office:value="0.19832402234636873" office:value-type="float"/>
          <table:table-cell office:value="0.698995194267690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aearon__react-hot-loader</text:p>
          </table:table-cell>
          <table:table-cell office:value="20.965265606218466" office:value-type="float"/>
          <table:table-cell office:value="0.05718240371696023" office:value-type="float"/>
          <table:table-cell office:value="0.1386861313868613" office:value-type="float"/>
          <table:table-cell office:value="0.682436220406702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p9000__OBS</text:p>
          </table:table-cell>
          <table:table-cell office:value="23.32121662458641" office:value-type="float"/>
          <table:table-cell office:value="0.058738567033150946" office:value-type="float"/>
          <table:table-cell office:value="0.08333333333333333" office:value-type="float"/>
          <table:table-cell office:value="0.696770200487255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kbengine__kbengine</text:p>
          </table:table-cell>
          <table:table-cell office:value="25.775163092754724" office:value-type="float"/>
          <table:table-cell office:value="0.05218441420741197" office:value-type="float"/>
          <table:table-cell office:value="0.6" office:value-type="float"/>
          <table:table-cell office:value="0.2290827657350051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lucasr__twoway-view</text:p>
          </table:table-cell>
          <table:table-cell office:value="23.106745636909427" office:value-type="float"/>
          <table:table-cell office:value="0.04588617046880613" office:value-type="float"/>
          <table:table-cell office:value="0.3076923076923077" office:value-type="float"/>
          <table:table-cell office:value="0.743677504262471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twilio__stashboard</text:p>
          </table:table-cell>
          <table:table-cell office:value="28.49944619919805" office:value-type="float"/>
          <table:table-cell office:value="0.20207912278954254" office:value-type="float"/>
          <table:table-cell office:value="0.0" office:value-type="float"/>
          <table:table-cell office:value="0.691648391678172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urescript__purescript</text:p>
          </table:table-cell>
          <table:table-cell office:value="21.124487023026134" office:value-type="float"/>
          <table:table-cell office:value="0.012598475308610172" office:value-type="float"/>
          <table:table-cell office:value="0.09411764705882353" office:value-type="float"/>
          <table:table-cell office:value="0.697263354109768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aiMan__SikuliX-2014</text:p>
          </table:table-cell>
          <table:table-cell office:value="21.324072530193796" office:value-type="float"/>
          <table:table-cell office:value="0.17539753059938626" office:value-type="float"/>
          <table:table-cell office:value="0.25806451612903225" office:value-type="float"/>
          <table:table-cell office:value="0.722270898938490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heroku__hk</text:p>
          </table:table-cell>
          <table:table-cell office:value="23.448800611955754" office:value-type="float"/>
          <table:table-cell office:value="0.07354870019175826" office:value-type="float"/>
          <table:table-cell office:value="0.0" office:value-type="float"/>
          <table:table-cell office:value="0.673096859037548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ompose__governor</text:p>
          </table:table-cell>
          <table:table-cell office:value="25.12845279234612" office:value-type="float"/>
          <table:table-cell office:value="0.4513874272382745" office:value-type="float"/>
          <table:table-cell office:value="0.0" office:value-type="float"/>
          <table:table-cell office:value="0.67454730097033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ltframework__shotcut</text:p>
          </table:table-cell>
          <table:table-cell office:value="20.839697110081314" office:value-type="float"/>
          <table:table-cell office:value="0.11155106532725068" office:value-type="float"/>
          <table:table-cell office:value="0.26229508196721313" office:value-type="float"/>
          <table:table-cell office:value="0.71809677994856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ndersao__l5-repository</text:p>
          </table:table-cell>
          <table:table-cell office:value="22.407271965656243" office:value-type="float"/>
          <table:table-cell office:value="0.10611524768057623" office:value-type="float"/>
          <table:table-cell office:value="0.25" office:value-type="float"/>
          <table:table-cell office:value="0.721995125624066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lra__mackup</text:p>
          </table:table-cell>
          <table:table-cell office:value="21.41510072236249" office:value-type="float"/>
          <table:table-cell office:value="0.09954981614933127" office:value-type="float"/>
          <table:table-cell office:value="0.2714285714285714" office:value-type="float"/>
          <table:table-cell office:value="0.709512426338609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waywm__sway</text:p>
          </table:table-cell>
          <table:table-cell office:value="20.91620521436887" office:value-type="float"/>
          <table:table-cell office:value="0.05112904698711551" office:value-type="float"/>
          <table:table-cell office:value="0.25630252100840334" office:value-type="float"/>
          <table:table-cell office:value="0.70959572958639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Qihoo360__pika</text:p>
          </table:table-cell>
          <table:table-cell office:value="22.89173754226633" office:value-type="float"/>
          <table:table-cell office:value="0.26679217154583085" office:value-type="float"/>
          <table:table-cell office:value="0.6875" office:value-type="float"/>
          <table:table-cell office:value="0.1997426004812072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eact-cosmos__react-cosmos</text:p>
          </table:table-cell>
          <table:table-cell office:value="21.454869207870956" office:value-type="float"/>
          <table:table-cell office:value="0.13996263081626711" office:value-type="float"/>
          <table:table-cell office:value="0.08695652173913043" office:value-type="float"/>
          <table:table-cell office:value="0.68288890222733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kriswallsmith__Buzz</text:p>
          </table:table-cell>
          <table:table-cell office:value="23.186183269761234" office:value-type="float"/>
          <table:table-cell office:value="0.07094707777660665" office:value-type="float"/>
          <table:table-cell office:value="0.25" office:value-type="float"/>
          <table:table-cell office:value="0.706141409868404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oogle__protobuf</text:p>
          </table:table-cell>
          <table:table-cell office:value="21.05739782964048" office:value-type="float"/>
          <table:table-cell office:value="0.011633528757420594" office:value-type="float"/>
          <table:table-cell office:value="0.23872679045092837" office:value-type="float"/>
          <table:table-cell office:value="0.708081535129009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nopSolutions__nopCommerce</text:p>
          </table:table-cell>
          <table:table-cell office:value="21.775747019554178" office:value-type="float"/>
          <table:table-cell office:value="0.06512045998821225" office:value-type="float"/>
          <table:table-cell office:value="0.12658227848101267" office:value-type="float"/>
          <table:table-cell office:value="0.6789682137009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llmarkedup__purl</text:p>
          </table:table-cell>
          <table:table-cell office:value="42.84871392080603" office:value-type="float"/>
          <table:table-cell office:value="1.0" office:value-type="float"/>
          <table:table-cell office:value="0.5" office:value-type="float"/>
          <table:table-cell office:value="0.2320933343741447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bitpay__copay</text:p>
          </table:table-cell>
          <table:table-cell office:value="21.740360642801367" office:value-type="float"/>
          <table:table-cell office:value="0.04567858797237959" office:value-type="float"/>
          <table:table-cell office:value="0.15517241379310345" office:value-type="float"/>
          <table:table-cell office:value="0.695595078261669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rinzhorn__skrollr</text:p>
          </table:table-cell>
          <table:table-cell office:value="21.49168695919036" office:value-type="float"/>
          <table:table-cell office:value="0.06791221399545166" office:value-type="float"/>
          <table:table-cell office:value="0.12280701754385964" office:value-type="float"/>
          <table:table-cell office:value="0.67956233725983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estic__restic</text:p>
          </table:table-cell>
          <table:table-cell office:value="20.885338782553784" office:value-type="float"/>
          <table:table-cell office:value="0.03200620712949117" office:value-type="float"/>
          <table:table-cell office:value="0.2616487455197133" office:value-type="float"/>
          <table:table-cell office:value="0.712780615877546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X4__Firmware</text:p>
          </table:table-cell>
          <table:table-cell office:value="21.039607513963055" office:value-type="float"/>
          <table:table-cell office:value="0.026608517020886364" office:value-type="float"/>
          <table:table-cell office:value="0.16338028169014085" office:value-type="float"/>
          <table:table-cell office:value="0.689896565548186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Deletescape-Media__Lawnchair</text:p>
          </table:table-cell>
          <table:table-cell office:value="21.40953087759833" office:value-type="float"/>
          <table:table-cell office:value="0.08690389754967827" office:value-type="float"/>
          <table:table-cell office:value="0.1" office:value-type="float"/>
          <table:table-cell office:value="0.672984681413321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wagger-api__swagger-js</text:p>
          </table:table-cell>
          <table:table-cell office:value="21.629958704241325" office:value-type="float"/>
          <table:table-cell office:value="0.07282865981442348" office:value-type="float"/>
          <table:table-cell office:value="0.08955223880597014" office:value-type="float"/>
          <table:table-cell office:value="0.666937586360516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uma__puma</text:p>
          </table:table-cell>
          <table:table-cell office:value="21.249349737257315" office:value-type="float"/>
          <table:table-cell office:value="0.06902219543674833" office:value-type="float"/>
          <table:table-cell office:value="0.2185792349726776" office:value-type="float"/>
          <table:table-cell office:value="0.705706190175872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odecentric__spring-boot-admin</text:p>
          </table:table-cell>
          <table:table-cell office:value="21.330232066467932" office:value-type="float"/>
          <table:table-cell office:value="0.11936482660872327" office:value-type="float"/>
          <table:table-cell office:value="0.4430379746835443" office:value-type="float"/>
          <table:table-cell office:value="0.2474984311220162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icrosoft__react-native-code-push</text:p>
          </table:table-cell>
          <table:table-cell office:value="20.457944002633155" office:value-type="float"/>
          <table:table-cell office:value="0.13679905198201756" office:value-type="float"/>
          <table:table-cell office:value="0.20903954802259886" office:value-type="float"/>
          <table:table-cell office:value="0.692904049868435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hardingjdbc__sharding-jdbc</text:p>
          </table:table-cell>
          <table:table-cell office:value="21.395636730900897" office:value-type="float"/>
          <table:table-cell office:value="0.13930089760957964" office:value-type="float"/>
          <table:table-cell office:value="0.5507246376811594" office:value-type="float"/>
          <table:table-cell office:value="0.2257820229916738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eal-logic__aeron</text:p>
          </table:table-cell>
          <table:table-cell office:value="21.61978638684534" office:value-type="float"/>
          <table:table-cell office:value="0.10667187230930623" office:value-type="float"/>
          <table:table-cell office:value="0.25" office:value-type="float"/>
          <table:table-cell office:value="0.716963200617876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uth0__auth0-angular</text:p>
          </table:table-cell>
          <table:table-cell office:value="22.510550893618348" office:value-type="float"/>
          <table:table-cell office:value="0.030458466212699802" office:value-type="float"/>
          <table:table-cell office:value="0.15" office:value-type="float"/>
          <table:table-cell office:value="0.689817162186779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hp-curl-class__php-curl-class</text:p>
          </table:table-cell>
          <table:table-cell office:value="22.56886774948617" office:value-type="float"/>
          <table:table-cell office:value="0.22792069133053175" office:value-type="float"/>
          <table:table-cell office:value="0.2" office:value-type="float"/>
          <table:table-cell office:value="0.722796293024795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aviereguiluz__EasyAdminBundle</text:p>
          </table:table-cell>
          <table:table-cell office:value="21.590156967253563" office:value-type="float"/>
          <table:table-cell office:value="0.09464666960786383" office:value-type="float"/>
          <table:table-cell office:value="0.1232876712328767" office:value-type="float"/>
          <table:table-cell office:value="0.685095708941995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ikeash__MAObjCRuntime</text:p>
          </table:table-cell>
          <table:table-cell office:value="31.055605026902064" office:value-type="float"/>
          <table:table-cell office:value="0.30926474995924863" office:value-type="float"/>
          <table:table-cell office:value="0.0" office:value-type="float"/>
          <table:table-cell office:value="0.703384822086746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yannickcr__eslint-plugin-react</text:p>
          </table:table-cell>
          <table:table-cell office:value="21.32282021037926" office:value-type="float"/>
          <table:table-cell office:value="0.02544321085192332" office:value-type="float"/>
          <table:table-cell office:value="0.1206896551724138" office:value-type="float"/>
          <table:table-cell office:value="0.690176261369324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insin__nwb</text:p>
          </table:table-cell>
          <table:table-cell office:value="21.511655091284098" office:value-type="float"/>
          <table:table-cell office:value="0.040652244147917384" office:value-type="float"/>
          <table:table-cell office:value="0.2727272727272727" office:value-type="float"/>
          <table:table-cell office:value="0.683020145701715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ooglevr__gvr-unity-sdk</text:p>
          </table:table-cell>
          <table:table-cell office:value="20.76653738654856" office:value-type="float"/>
          <table:table-cell office:value="0.06485288221414102" office:value-type="float"/>
          <table:table-cell office:value="0.23484848484848486" office:value-type="float"/>
          <table:table-cell office:value="0.68129564209850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ecomfe__echarts</text:p>
          </table:table-cell>
          <table:table-cell office:value="21.379135377992014" office:value-type="float"/>
          <table:table-cell office:value="0.07141980567566109" office:value-type="float"/>
          <table:table-cell office:value="0.7272727272727273" office:value-type="float"/>
          <table:table-cell office:value="0.217035413112032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facebook__osquery</text:p>
          </table:table-cell>
          <table:table-cell office:value="21.186567886078667" office:value-type="float"/>
          <table:table-cell office:value="0.022068876218911144" office:value-type="float"/>
          <table:table-cell office:value="0.28488372093023256" office:value-type="float"/>
          <table:table-cell office:value="0.712586744137980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tilemill-project__tilemill</text:p>
          </table:table-cell>
          <table:table-cell office:value="20.78470020705733" office:value-type="float"/>
          <table:table-cell office:value="0.04993910203303853" office:value-type="float"/>
          <table:table-cell office:value="0.19047619047619047" office:value-type="float"/>
          <table:table-cell office:value="0.700236630020285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atchorg__Catch2</text:p>
          </table:table-cell>
          <table:table-cell office:value="20.91505091009639" office:value-type="float"/>
          <table:table-cell office:value="0.03314526650339596" office:value-type="float"/>
          <table:table-cell office:value="0.18064516129032257" office:value-type="float"/>
          <table:table-cell office:value="0.70923825607984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ikepenz__FastAdapter</text:p>
          </table:table-cell>
          <table:table-cell office:value="21.549293150785292" office:value-type="float"/>
          <table:table-cell office:value="0.11184019340486125" office:value-type="float"/>
          <table:table-cell office:value="0.3382352941176471" office:value-type="float"/>
          <table:table-cell office:value="0.738899375253059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allumboddy__CBZSplashView</text:p>
          </table:table-cell>
          <table:table-cell office:value="40.96040735387814" office:value-type="float"/>
          <table:table-cell office:value="1.0" office:value-type="float"/>
          <table:table-cell office:value="0.5" office:value-type="float"/>
          <table:table-cell office:value="0.1930018711302750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ECSlidingViewController__ECSlidingViewController</text:p>
          </table:table-cell>
          <table:table-cell office:value="22.201475877650307" office:value-type="float"/>
          <table:table-cell office:value="0.21680676549542022" office:value-type="float"/>
          <table:table-cell office:value="0.25" office:value-type="float"/>
          <table:table-cell office:value="0.731535600191987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utatti__perfect-scrollbar</text:p>
          </table:table-cell>
          <table:table-cell office:value="22.073714239139434" office:value-type="float"/>
          <table:table-cell office:value="0.2093715629539582" office:value-type="float"/>
          <table:table-cell office:value="0.09090909090909091" office:value-type="float"/>
          <table:table-cell office:value="0.7105319972624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irbnb__AirMapView</text:p>
          </table:table-cell>
          <table:table-cell office:value="24.458102119667107" office:value-type="float"/>
          <table:table-cell office:value="0.031206347177800537" office:value-type="float"/>
          <table:table-cell office:value="0.25" office:value-type="float"/>
          <table:table-cell office:value="0.716711172586911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tripe__jquery.payment</text:p>
          </table:table-cell>
          <table:table-cell office:value="25.2538718650496" office:value-type="float"/>
          <table:table-cell office:value="0.18707301300701548" office:value-type="float"/>
          <table:table-cell office:value="0.14285714285714285" office:value-type="float"/>
          <table:table-cell office:value="0.698384733018749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zcash__zcash</text:p>
          </table:table-cell>
          <table:table-cell office:value="21.184698651942156" office:value-type="float"/>
          <table:table-cell office:value="0.013040646602865302" office:value-type="float"/>
          <table:table-cell office:value="0.2215568862275449" office:value-type="float"/>
          <table:table-cell office:value="0.703961195498744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localForage__localForage</text:p>
          </table:table-cell>
          <table:table-cell office:value="21.09081825767555" office:value-type="float"/>
          <table:table-cell office:value="0.08218870224466497" office:value-type="float"/>
          <table:table-cell office:value="0.08571428571428572" office:value-type="float"/>
          <table:table-cell office:value="0.672611916831960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leanflight__cleanflight</text:p>
          </table:table-cell>
          <table:table-cell office:value="21.142158577229836" office:value-type="float"/>
          <table:table-cell office:value="0.033591004246139256" office:value-type="float"/>
          <table:table-cell office:value="0.14473684210526316" office:value-type="float"/>
          <table:table-cell office:value="0.687902265300363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kovidgoyal__calibre</text:p>
          </table:table-cell>
          <table:table-cell office:value="22.31372075399466" office:value-type="float"/>
          <table:table-cell office:value="0.06877081105665339" office:value-type="float"/>
          <table:table-cell office:value="0.10526315789473684" office:value-type="float"/>
          <table:table-cell office:value="0.667100160038356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iggsey__libphonenumber-for-php</text:p>
          </table:table-cell>
          <table:table-cell office:value="25.212750478108788" office:value-type="float"/>
          <table:table-cell office:value="0.17235165631364913" office:value-type="float"/>
          <table:table-cell office:value="0.3333333333333333" office:value-type="float"/>
          <table:table-cell office:value="0.733746140631360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Ereza__CustomActivityOnCrash</text:p>
          </table:table-cell>
          <table:table-cell office:value="40.543913946693124" office:value-type="float"/>
          <table:table-cell office:value="1.0" office:value-type="float"/>
          <table:table-cell office:value="0.5" office:value-type="float"/>
          <table:table-cell office:value="0.72693907768008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achinchoolur__lightGallery</text:p>
          </table:table-cell>
          <table:table-cell office:value="21.640044831740894" office:value-type="float"/>
          <table:table-cell office:value="0.08028954248935583" office:value-type="float"/>
          <table:table-cell office:value="0.2702702702702703" office:value-type="float"/>
          <table:table-cell office:value="0.717445058097736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buttercup__buttercup-desktop</text:p>
          </table:table-cell>
          <table:table-cell office:value="21.917656692507776" office:value-type="float"/>
          <table:table-cell office:value="0.26640709960354075" office:value-type="float"/>
          <table:table-cell office:value="0.08333333333333333" office:value-type="float"/>
          <table:table-cell office:value="0.689000523281996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WardCunningham__Smallest-Federated-Wiki</text:p>
          </table:table-cell>
          <table:table-cell office:value="22.297026770544953" office:value-type="float"/>
          <table:table-cell office:value="0.10232156623524476" office:value-type="float"/>
          <table:table-cell office:value="0.03125" office:value-type="float"/>
          <table:table-cell office:value="0.668010704215957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equelize__sequelize</text:p>
          </table:table-cell>
          <table:table-cell office:value="21.319024764139666" office:value-type="float"/>
          <table:table-cell office:value="0.03292945797265664" office:value-type="float"/>
          <table:table-cell office:value="0.1652078774617068" office:value-type="float"/>
          <table:table-cell office:value="0.701471163364894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IdentityServer__IdentityServer3</text:p>
          </table:table-cell>
          <table:table-cell office:value="21.412421745354415" office:value-type="float"/>
          <table:table-cell office:value="0.11951917337726707" office:value-type="float"/>
          <table:table-cell office:value="0.10526315789473684" office:value-type="float"/>
          <table:table-cell office:value="0.683491186396539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epoberezkin__ajv</text:p>
          </table:table-cell>
          <table:table-cell office:value="21.34743014004291" office:value-type="float"/>
          <table:table-cell office:value="0.024410546731807908" office:value-type="float"/>
          <table:table-cell office:value="0.10112359550561797" office:value-type="float"/>
          <table:table-cell office:value="0.684092778124885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orangajic__react-icons</text:p>
          </table:table-cell>
          <table:table-cell office:value="23.39229078936406" office:value-type="float"/>
          <table:table-cell office:value="0.10545396974117079" office:value-type="float"/>
          <table:table-cell office:value="0.2" office:value-type="float"/>
          <table:table-cell office:value="0.730052624999343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borgbackup__borg</text:p>
          </table:table-cell>
          <table:table-cell office:value="21.09103800274713" office:value-type="float"/>
          <table:table-cell office:value="0.013234130854304397" office:value-type="float"/>
          <table:table-cell office:value="0.16501650165016502" office:value-type="float"/>
          <table:table-cell office:value="0.683669456800634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thoughtbot__clearance</text:p>
          </table:table-cell>
          <table:table-cell office:value="21.876993278978848" office:value-type="float"/>
          <table:table-cell office:value="0.07903331474991386" office:value-type="float"/>
          <table:table-cell office:value="0.08333333333333333" office:value-type="float"/>
          <table:table-cell office:value="0.674639007894882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edireza__aqua</text:p>
          </table:table-cell>
          <table:table-cell office:value="22.72428282730343" office:value-type="float"/>
          <table:table-cell office:value="0.27505987176241176" office:value-type="float"/>
          <table:table-cell office:value="0.35714285714285715" office:value-type="float"/>
          <table:table-cell office:value="0.746031633786931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dgraph-io__dgraph</text:p>
          </table:table-cell>
          <table:table-cell office:value="21.24691606042364" office:value-type="float"/>
          <table:table-cell office:value="0.033079248268483484" office:value-type="float"/>
          <table:table-cell office:value="0.2923076923076923" office:value-type="float"/>
          <table:table-cell office:value="0.722092459896340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roject-OSRM__osrm-backend</text:p>
          </table:table-cell>
          <table:table-cell office:value="21.02113182376572" office:value-type="float"/>
          <table:table-cell office:value="0.0789215781819157" office:value-type="float"/>
          <table:table-cell office:value="0.27419354838709675" office:value-type="float"/>
          <table:table-cell office:value="0.724758040557141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apnik__mapnik</text:p>
          </table:table-cell>
          <table:table-cell office:value="21.205732856274896" office:value-type="float"/>
          <table:table-cell office:value="0.022409607489583427" office:value-type="float"/>
          <table:table-cell office:value="0.22941176470588234" office:value-type="float"/>
          <table:table-cell office:value="0.704120450163110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cubic__jquery.terminal</text:p>
          </table:table-cell>
          <table:table-cell office:value="21.956702849526323" office:value-type="float"/>
          <table:table-cell office:value="0.05055004167485858" office:value-type="float"/>
          <table:table-cell office:value="0.03225806451612903" office:value-type="float"/>
          <table:table-cell office:value="0.663286126381769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ppcelerator__titanium_mobile</text:p>
          </table:table-cell>
          <table:table-cell office:value="21.125993709276976" office:value-type="float"/>
          <table:table-cell office:value="0.03694140663076221" office:value-type="float"/>
          <table:table-cell office:value="0.14414414414414414" office:value-type="float"/>
          <table:table-cell office:value="0.690038270000517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emberjs__ember.js</text:p>
          </table:table-cell>
          <table:table-cell office:value="21.166043631788703" office:value-type="float"/>
          <table:table-cell office:value="0.03989140483632566" office:value-type="float"/>
          <table:table-cell office:value="0.055248618784530384" office:value-type="float"/>
          <table:table-cell office:value="0.682950248388692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kubernetes__helm</text:p>
          </table:table-cell>
          <table:table-cell office:value="20.62402869997446" office:value-type="float"/>
          <table:table-cell office:value="0.033322688862326665" office:value-type="float"/>
          <table:table-cell office:value="0.2703296703296703" office:value-type="float"/>
          <table:table-cell office:value="0.709974297062674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hrismiles__CMPopTipView</text:p>
          </table:table-cell>
          <table:table-cell office:value="24.8610300310099" office:value-type="float"/>
          <table:table-cell office:value="0.17782905672086446" office:value-type="float"/>
          <table:table-cell office:value="0.7142857142857143" office:value-type="float"/>
          <table:table-cell office:value="0.2347087658404648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quantmind__pulsar</text:p>
          </table:table-cell>
          <table:table-cell office:value="23.769778102254904" office:value-type="float"/>
          <table:table-cell office:value="0.10503546653991236" office:value-type="float"/>
          <table:table-cell office:value="0.3333333333333333" office:value-type="float"/>
          <table:table-cell office:value="0.735935589070980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ory__hydra</text:p>
          </table:table-cell>
          <table:table-cell office:value="21.865246532877347" office:value-type="float"/>
          <table:table-cell office:value="0.02360828320294106" office:value-type="float"/>
          <table:table-cell office:value="0.14754098360655737" office:value-type="float"/>
          <table:table-cell office:value="0.69312350799669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ngular__angular.io</text:p>
          </table:table-cell>
          <table:table-cell office:value="21.39209645258816" office:value-type="float"/>
          <table:table-cell office:value="0.0322181694555869" office:value-type="float"/>
          <table:table-cell office:value="0.18571428571428572" office:value-type="float"/>
          <table:table-cell office:value="0.695060114795466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ymless__synergy-core</text:p>
          </table:table-cell>
          <table:table-cell office:value="20.742534979669156" office:value-type="float"/>
          <table:table-cell office:value="0.1268067349748709" office:value-type="float"/>
          <table:table-cell office:value="0.23119777158774374" office:value-type="float"/>
          <table:table-cell office:value="0.692343635555856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kossnocorp__jquery.turbolinks</text:p>
          </table:table-cell>
          <table:table-cell office:value="26.587032822235052" office:value-type="float"/>
          <table:table-cell office:value="0.42741382812047507" office:value-type="float"/>
          <table:table-cell office:value="0.2" office:value-type="float"/>
          <table:table-cell office:value="0.669128619613734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ubygems__rubygems</text:p>
          </table:table-cell>
          <table:table-cell office:value="21.302468618518294" office:value-type="float"/>
          <table:table-cell office:value="0.06284529679346414" office:value-type="float"/>
          <table:table-cell office:value="0.28679245283018867" office:value-type="float"/>
          <table:table-cell office:value="0.724614203837421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webpack__webpack-dev-server</text:p>
          </table:table-cell>
          <table:table-cell office:value="20.653291297915466" office:value-type="float"/>
          <table:table-cell office:value="0.057396752363708704" office:value-type="float"/>
          <table:table-cell office:value="0.12568306010928962" office:value-type="float"/>
          <table:table-cell office:value="0.679659472539372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hocolatey__chocolatey</text:p>
          </table:table-cell>
          <table:table-cell office:value="21.08675589743899" office:value-type="float"/>
          <table:table-cell office:value="0.08195899622114515" office:value-type="float"/>
          <table:table-cell office:value="0.0784313725490196" office:value-type="float"/>
          <table:table-cell office:value="0.667847315384859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ojombo__chronic</text:p>
          </table:table-cell>
          <table:table-cell office:value="20.875643267315965" office:value-type="float"/>
          <table:table-cell office:value="0.03972465745469903" office:value-type="float"/>
          <table:table-cell office:value="0.5263157894736842" office:value-type="float"/>
          <table:table-cell office:value="0.2356394420029605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hougo__neocomplcache.vim</text:p>
          </table:table-cell>
          <table:table-cell office:value="21.08837258266428" office:value-type="float"/>
          <table:table-cell office:value="0.09407523671714353" office:value-type="float"/>
          <table:table-cell office:value="0.13793103448275862" office:value-type="float"/>
          <table:table-cell office:value="0.705461268965615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aulLeCam__react-leaflet</text:p>
          </table:table-cell>
          <table:table-cell office:value="21.821043983766007" office:value-type="float"/>
          <table:table-cell office:value="0.09454636340125762" office:value-type="float"/>
          <table:table-cell office:value="0.23076923076923078" office:value-type="float"/>
          <table:table-cell office:value="0.703342841345040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ails__strong_parameters</text:p>
          </table:table-cell>
          <table:table-cell office:value="22.627025212567972" office:value-type="float"/>
          <table:table-cell office:value="0.053476386489387094" office:value-type="float"/>
          <table:table-cell office:value="0.05555555555555555" office:value-type="float"/>
          <table:table-cell office:value="0.681967658313231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yell0w__MTStatusBarOverlay</text:p>
          </table:table-cell>
          <table:table-cell office:value="42.26270371126519" office:value-type="float"/>
          <table:table-cell office:value="1.0" office:value-type="float"/>
          <table:table-cell office:value="0.5" office:value-type="float"/>
          <table:table-cell office:value="0.726416114157466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enssegers__laravel-mongodb</text:p>
          </table:table-cell>
          <table:table-cell office:value="21.58313037133859" office:value-type="float"/>
          <table:table-cell office:value="0.02280774153332669" office:value-type="float"/>
          <table:table-cell office:value="0.10784313725490197" office:value-type="float"/>
          <table:table-cell office:value="0.68735357383108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nicklockwood__FXForms</text:p>
          </table:table-cell>
          <table:table-cell office:value="21.45690588638794" office:value-type="float"/>
          <table:table-cell office:value="0.041172158310098426" office:value-type="float"/>
          <table:table-cell office:value="0.2619047619047619" office:value-type="float"/>
          <table:table-cell office:value="0.719167293127769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wagtail__wagtail</text:p>
          </table:table-cell>
          <table:table-cell office:value="21.43308751488255" office:value-type="float"/>
          <table:table-cell office:value="0.03842255221409385" office:value-type="float"/>
          <table:table-cell office:value="0.09545454545454546" office:value-type="float"/>
          <table:table-cell office:value="0.688275047640524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nhaarman__ListViewAnimations</text:p>
          </table:table-cell>
          <table:table-cell office:value="42.24979352395995" office:value-type="float"/>
          <table:table-cell office:value="1.0" office:value-type="float"/>
          <table:table-cell office:value="0.5" office:value-type="float"/>
          <table:table-cell office:value="0.2485986094996433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ueberauth__guardian</text:p>
          </table:table-cell>
          <table:table-cell office:value="22.22883053128138" office:value-type="float"/>
          <table:table-cell office:value="0.07948021167591494" office:value-type="float"/>
          <table:table-cell office:value="0.20689655172413793" office:value-type="float"/>
          <table:table-cell office:value="0.703928054621595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oliviertassinari__react-swipeable-views</text:p>
          </table:table-cell>
          <table:table-cell office:value="22.14014768299758" office:value-type="float"/>
          <table:table-cell office:value="0.14230394931011917" office:value-type="float"/>
          <table:table-cell office:value="0.05263157894736842" office:value-type="float"/>
          <table:table-cell office:value="0.708649638168681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kien__ctrlp.vim</text:p>
          </table:table-cell>
          <table:table-cell office:value="20.986825203974846" office:value-type="float"/>
          <table:table-cell office:value="0.03698100696589657" office:value-type="float"/>
          <table:table-cell office:value="0.14893617021276595" office:value-type="float"/>
          <table:table-cell office:value="0.704753745225529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heroku__legacy-cli</text:p>
          </table:table-cell>
          <table:table-cell office:value="21.25701604986855" office:value-type="float"/>
          <table:table-cell office:value="0.03756784034189927" office:value-type="float"/>
          <table:table-cell office:value="0.525974025974026" office:value-type="float"/>
          <table:table-cell office:value="0.2442164767879574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lucadegasperi__oauth2-server-laravel</text:p>
          </table:table-cell>
          <table:table-cell office:value="26.690304900511013" office:value-type="float"/>
          <table:table-cell office:value="0.33911484294285743" office:value-type="float"/>
          <table:table-cell office:value="0.4" office:value-type="float"/>
          <table:table-cell office:value="0.74880838291198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tar7th__showdoc</text:p>
          </table:table-cell>
          <table:table-cell office:value="28.682920930810823" office:value-type="float"/>
          <table:table-cell office:value="0.8376647664622144" office:value-type="float"/>
          <table:table-cell office:value="0.5" office:value-type="float"/>
          <table:table-cell office:value="0.238743057328967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visualfc__liteide</text:p>
          </table:table-cell>
          <table:table-cell office:value="21.66387570434605" office:value-type="float"/>
          <table:table-cell office:value="0.1777054922035829" office:value-type="float"/>
          <table:table-cell office:value="0.3333333333333333" office:value-type="float"/>
          <table:table-cell office:value="0.733000957831429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agento__magento2</text:p>
          </table:table-cell>
          <table:table-cell office:value="21.49701998612206" office:value-type="float"/>
          <table:table-cell office:value="0.05966917645579387" office:value-type="float"/>
          <table:table-cell office:value="0.13432835820895522" office:value-type="float"/>
          <table:table-cell office:value="0.676739907421607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onvox__rack</text:p>
          </table:table-cell>
          <table:table-cell office:value="22.017037612798035" office:value-type="float"/>
          <table:table-cell office:value="0.0794801983382429" office:value-type="float"/>
          <table:table-cell office:value="0.1935483870967742" office:value-type="float"/>
          <table:table-cell office:value="0.696436765467377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nalyticalGraphicsInc__cesium</text:p>
          </table:table-cell>
          <table:table-cell office:value="21.075756206139573" office:value-type="float"/>
          <table:table-cell office:value="0.02919311522014049" office:value-type="float"/>
          <table:table-cell office:value="0.20952380952380953" office:value-type="float"/>
          <table:table-cell office:value="0.696871816913630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quasarframework__quasar</text:p>
          </table:table-cell>
          <table:table-cell office:value="21.435848618373253" office:value-type="float"/>
          <table:table-cell office:value="0.059550198675997756" office:value-type="float"/>
          <table:table-cell office:value="0.14173228346456693" office:value-type="float"/>
          <table:table-cell office:value="0.693079569975233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facebook__facebook-ios-sdk</text:p>
          </table:table-cell>
          <table:table-cell office:value="22.72596427724798" office:value-type="float"/>
          <table:table-cell office:value="0.021034742028781677" office:value-type="float"/>
          <table:table-cell office:value="0.5384615384615384" office:value-type="float"/>
          <table:table-cell office:value="0.733306806663384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wavded__humane-js</text:p>
          </table:table-cell>
          <table:table-cell office:value="23.306842588964006" office:value-type="float"/>
          <table:table-cell office:value="0.09526390643064757" office:value-type="float"/>
          <table:table-cell office:value="0.25" office:value-type="float"/>
          <table:table-cell office:value="0.694528038833123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obileplayer__mobileplayer-ios</text:p>
          </table:table-cell>
          <table:table-cell office:value="27.86442359973731" office:value-type="float"/>
          <table:table-cell office:value="0.16318065924683078" office:value-type="float"/>
          <table:table-cell office:value="0.25" office:value-type="float"/>
          <table:table-cell office:value="0.693195596012022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ss__csso</text:p>
          </table:table-cell>
          <table:table-cell office:value="22.9054053655247" office:value-type="float"/>
          <table:table-cell office:value="0.06430965571794867" office:value-type="float"/>
          <table:table-cell office:value="0.46153846153846156" office:value-type="float"/>
          <table:table-cell office:value="0.740476531408312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dz0ny__leapcast</text:p>
          </table:table-cell>
          <table:table-cell office:value="24.5096632381541" office:value-type="float"/>
          <table:table-cell office:value="0.23033121636132403" office:value-type="float"/>
          <table:table-cell office:value="0.0" office:value-type="float"/>
          <table:table-cell office:value="0.654844655854907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dnanh__webhook</text:p>
          </table:table-cell>
          <table:table-cell office:value="22.723238098330274" office:value-type="float"/>
          <table:table-cell office:value="0.20095613645699942" office:value-type="float"/>
          <table:table-cell office:value="0.10526315789473684" office:value-type="float"/>
          <table:table-cell office:value="0.683945288061506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potify__annoy</text:p>
          </table:table-cell>
          <table:table-cell office:value="21.447210501450137" office:value-type="float"/>
          <table:table-cell office:value="0.11007097534302453" office:value-type="float"/>
          <table:table-cell office:value="0.26666666666666666" office:value-type="float"/>
          <table:table-cell office:value="0.713910851202701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PCS3__rpcs3</text:p>
          </table:table-cell>
          <table:table-cell office:value="20.046891102668805" office:value-type="float"/>
          <table:table-cell office:value="0.12023102998597646" office:value-type="float"/>
          <table:table-cell office:value="0.14984709480122324" office:value-type="float"/>
          <table:table-cell office:value="0.683123708623572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uikit__uikit</text:p>
          </table:table-cell>
          <table:table-cell office:value="21.46922315012448" office:value-type="float"/>
          <table:table-cell office:value="0.05260205445204191" office:value-type="float"/>
          <table:table-cell office:value="0.13333333333333333" office:value-type="float"/>
          <table:table-cell office:value="0.687675859880417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ngular__angular-cli</text:p>
          </table:table-cell>
          <table:table-cell office:value="20.590127900912" office:value-type="float"/>
          <table:table-cell office:value="0.11476727618001588" office:value-type="float"/>
          <table:table-cell office:value="0.25181159420289856" office:value-type="float"/>
          <table:table-cell office:value="0.71311539472566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esin-io__etcher</text:p>
          </table:table-cell>
          <table:table-cell office:value="21.041271361416413" office:value-type="float"/>
          <table:table-cell office:value="0.16471379216054513" office:value-type="float"/>
          <table:table-cell office:value="0.2619047619047619" office:value-type="float"/>
          <table:table-cell office:value="0.719052734336761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tonsky__datascript</text:p>
          </table:table-cell>
          <table:table-cell office:value="22.111549498438617" office:value-type="float"/>
          <table:table-cell office:value="0.027939598924132853" office:value-type="float"/>
          <table:table-cell office:value="0.05714285714285714" office:value-type="float"/>
          <table:table-cell office:value="0.694453957722201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ubysherpas__forem</text:p>
          </table:table-cell>
          <table:table-cell office:value="21.779638457302152" office:value-type="float"/>
          <table:table-cell office:value="0.041827769165038796" office:value-type="float"/>
          <table:table-cell office:value="0.27419354838709675" office:value-type="float"/>
          <table:table-cell office:value="0.713441961396042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tools__godep</text:p>
          </table:table-cell>
          <table:table-cell office:value="21.132302791353972" office:value-type="float"/>
          <table:table-cell office:value="0.06533419353828211" office:value-type="float"/>
          <table:table-cell office:value="0.29896907216494845" office:value-type="float"/>
          <table:table-cell office:value="0.72934431699961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d3__d3</text:p>
          </table:table-cell>
          <table:table-cell office:value="21.511835599681774" office:value-type="float"/>
          <table:table-cell office:value="0.011569213376645996" office:value-type="float"/>
          <table:table-cell office:value="0.025" office:value-type="float"/>
          <table:table-cell office:value="0.674296079568337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aterial-components__material-components-ios</text:p>
          </table:table-cell>
          <table:table-cell office:value="21.643389737619817" office:value-type="float"/>
          <table:table-cell office:value="0.13792146004882633" office:value-type="float"/>
          <table:table-cell office:value="0.12280701754385964" office:value-type="float"/>
          <table:table-cell office:value="0.696793493980994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fabiolb__fabio</text:p>
          </table:table-cell>
          <table:table-cell office:value="21.651306335660262" office:value-type="float"/>
          <table:table-cell office:value="0.03530939630268356" office:value-type="float"/>
          <table:table-cell office:value="0.3488372093023256" office:value-type="float"/>
          <table:table-cell office:value="0.724566096808947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notepad-plus-plus__notepad-plus-plus</text:p>
          </table:table-cell>
          <table:table-cell office:value="20.96080491982165" office:value-type="float"/>
          <table:table-cell office:value="0.028189757035068763" office:value-type="float"/>
          <table:table-cell office:value="0.08482142857142858" office:value-type="float"/>
          <table:table-cell office:value="0.676722673406907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acobian__djangobook.com</text:p>
          </table:table-cell>
          <table:table-cell office:value="41.49784017907749" office:value-type="float"/>
          <table:table-cell office:value="1.0" office:value-type="float"/>
          <table:table-cell office:value="0.0" office:value-type="float"/>
          <table:table-cell office:value="0.726203981084999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igoneri__syte</text:p>
          </table:table-cell>
          <table:table-cell office:value="24.67519113272287" office:value-type="float"/>
          <table:table-cell office:value="0.05189314289812982" office:value-type="float"/>
          <table:table-cell office:value="0.25" office:value-type="float"/>
          <table:table-cell office:value="0.6923588410268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twitter-archive__gizzard</text:p>
          </table:table-cell>
          <table:table-cell office:value="26.479482462411045" office:value-type="float"/>
          <table:table-cell office:value="0.06755301604325437" office:value-type="float"/>
          <table:table-cell office:value="0.2" office:value-type="float"/>
          <table:table-cell office:value="0.719593340157141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schmid__Entitas-CSharp</text:p>
          </table:table-cell>
          <table:table-cell office:value="21.47503748615608" office:value-type="float"/>
          <table:table-cell office:value="0.04671969084315938" office:value-type="float"/>
          <table:table-cell office:value="0.13274336283185842" office:value-type="float"/>
          <table:table-cell office:value="0.686796439008089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bolt__bolt</text:p>
          </table:table-cell>
          <table:table-cell office:value="21.64851806415827" office:value-type="float"/>
          <table:table-cell office:value="0.030928783165688627" office:value-type="float"/>
          <table:table-cell office:value="0.02040816326530612" office:value-type="float"/>
          <table:table-cell office:value="0.665507133845439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ztellman__lamina</text:p>
          </table:table-cell>
          <table:table-cell office:value="28.439123553830175" office:value-type="float"/>
          <table:table-cell office:value="0.31411551098586465" office:value-type="float"/>
          <table:table-cell office:value="0.0" office:value-type="float"/>
          <table:table-cell office:value="0.699649872167142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ancher__rancher</text:p>
          </table:table-cell>
          <table:table-cell office:value="21.10423711147486" office:value-type="float"/>
          <table:table-cell office:value="0.05538439809734996" office:value-type="float"/>
          <table:table-cell office:value="0.3603238866396761" office:value-type="float"/>
          <table:table-cell office:value="0.73024282595867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h-unit__gh-unit</text:p>
          </table:table-cell>
          <table:table-cell office:value="21.55502663561922" office:value-type="float"/>
          <table:table-cell office:value="0.07299260892362136" office:value-type="float"/>
          <table:table-cell office:value="0.07142857142857142" office:value-type="float"/>
          <table:table-cell office:value="0.680535800962173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ksonov__react-native-router-flux</text:p>
          </table:table-cell>
          <table:table-cell office:value="21.412747208169048" office:value-type="float"/>
          <table:table-cell office:value="0.07956791258691982" office:value-type="float"/>
          <table:table-cell office:value="0.17532467532467533" office:value-type="float"/>
          <table:table-cell office:value="0.70703965835327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termux__termux-app</text:p>
          </table:table-cell>
          <table:table-cell office:value="21.106452217538358" office:value-type="float"/>
          <table:table-cell office:value="0.036687027237107005" office:value-type="float"/>
          <table:table-cell office:value="0.12903225806451613" office:value-type="float"/>
          <table:table-cell office:value="0.672935925301836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leapmotion__leapjs</text:p>
          </table:table-cell>
          <table:table-cell office:value="22.270550544070666" office:value-type="float"/>
          <table:table-cell office:value="0.09216602871200692" office:value-type="float"/>
          <table:table-cell office:value="0.19047619047619047" office:value-type="float"/>
          <table:table-cell office:value="0.703038441455664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yncthing__syncthing</text:p>
          </table:table-cell>
          <table:table-cell office:value="20.683801776908034" office:value-type="float"/>
          <table:table-cell office:value="0.04984094458367968" office:value-type="float"/>
          <table:table-cell office:value="0.22023809523809523" office:value-type="float"/>
          <table:table-cell office:value="0.710028766197751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ealm__SwiftLint</text:p>
          </table:table-cell>
          <table:table-cell office:value="21.130454275859584" office:value-type="float"/>
          <table:table-cell office:value="0.01931757266584459" office:value-type="float"/>
          <table:table-cell office:value="0.13385826771653545" office:value-type="float"/>
          <table:table-cell office:value="0.703229121854275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ustomelements__www</text:p>
          </table:table-cell>
          <table:table-cell office:value="25.016509072022178" office:value-type="float"/>
          <table:table-cell office:value="0.2078368796826079" office:value-type="float"/>
          <table:table-cell office:value="0.2857142857142857" office:value-type="float"/>
          <table:table-cell office:value="0.720760245466578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offes__sstoolkit</text:p>
          </table:table-cell>
          <table:table-cell office:value="24.271868477294483" office:value-type="float"/>
          <table:table-cell office:value="0.1988055819475811" office:value-type="float"/>
          <table:table-cell office:value="0.25" office:value-type="float"/>
          <table:table-cell office:value="0.732940436462963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ngular-ui__ui-grid</text:p>
          </table:table-cell>
          <table:table-cell office:value="21.378883978802847" office:value-type="float"/>
          <table:table-cell office:value="0.0628379662683523" office:value-type="float"/>
          <table:table-cell office:value="0.1191588785046729" office:value-type="float"/>
          <table:table-cell office:value="0.676886529248631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pulec__freezegun</text:p>
          </table:table-cell>
          <table:table-cell office:value="21.455695304188385" office:value-type="float"/>
          <table:table-cell office:value="0.08008301180721784" office:value-type="float"/>
          <table:table-cell office:value="0.32" office:value-type="float"/>
          <table:table-cell office:value="0.714845568755931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tmuxinator__tmuxinator</text:p>
          </table:table-cell>
          <table:table-cell office:value="21.345484179181717" office:value-type="float"/>
          <table:table-cell office:value="0.05323281871315747" office:value-type="float"/>
          <table:table-cell office:value="0.28" office:value-type="float"/>
          <table:table-cell office:value="0.731705068914351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>
  <office:font-face-decls/>
  <office:styles/>
  <office:automatic-styles/>
  <office:master-styles/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grddl:transformation="http://docs.oasis-open.org/office/1.2/xslt/odf2rdf.xsl">
  <office:meta>
    <meta:creation-date>2019-05-26T11:26:46.451399</meta:creation-date>
    <dc:date>2019-05-26T11:26:46.755790</dc:date>
    <meta:generator>http://pypi.python.org/pypi/ezodf/0.1.0$Python3.6.7 (default, Oct 22 2018, 11:32:17) 
[GCC 8.2.0]</meta:generator>
    <meta:document-statistic/>
    <meta:editing-cycles>1</meta:editing-cycles>
  </office:meta>
</office:document-meta>
</file>